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rotation-align="none"/>
    </style:style>
    <style:style style:name="ce2" style:family="table-cell" style:parent-style-name="Default">
      <style:table-cell-properties style:rotation-align="none"/>
    </style:style>
    <style:style style:name="ce9" style:family="table-cell" style:parent-style-name="Default" style:data-style-name="N11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fo:background-color="#dddddd" style:rotation-align="none"/>
    </style:style>
    <style:style style:name="ce5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134"/>
    <style:style style:name="ce13" style:family="table-cell" style:parent-style-name="Default" style:data-style-name="N1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tal_cost_IFE" table:style-name="ta1">
        <table:shapes>
          <draw:frame draw:z-index="0" draw:style-name="gr1" draw:text-style-name="P1" svg:width="453.51pt" svg:height="255.09pt" svg:x="450.85pt" svg:y="41.22pt">
            <draw:object draw:notify-on-update-of-ranges="Total_cost_IFE.A11:Total_cost_IFE.A31 Total_cost_IFE.C4:Total_cost_IFE.C4 Total_cost_IFE.C11:Total_cost_IFE.C31 Total_cost_IFE.B4:Total_cost_IFE.B4 Total_cost_IFE.B11:Total_cost_IFE.B31 Total_cost_IFE.D4:Total_cost_IFE.D4 Total_cost_IFE.D11:Total_cost_IFE.D31 Total_cost_IFE.F4:Total_cost_IFE.F4 Total_cost_IFE.F11:Total_cost_IFE.F31 Total_cost_IFE.E4:Total_cost_IFE.E4 Total_cost_IFE.E11:Total_cost_IFE.E31 Total_cost_IFE.G4:Total_cost_IFE.G4 Total_cost_IFE.G11:Total_cost_IFE.G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ce4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9" office:value-type="string" calcext:value-type="string" table:number-columns-spanned="3" table:number-rows-spanned="1">
            <text:p>IFE cost, Pension mobility indexation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IFE cost, CPI indexation</text:p>
          </table:table-cell>
          <table:covered-table-cell table:number-columns-repeated="2" table:style-name="ce9"/>
        </table:table-row>
        <table:table-row table:style-name="ro1">
          <table:table-cell table:style-name="Default"/>
          <table:table-cell office:value-type="string" calcext:value-type="string">
            <text:p>Central, pension mobility indexation</text:p>
          </table:table-cell>
          <table:table-cell office:value-type="string" calcext:value-type="string">
            <text:p>Low, pension mobility indexation</text:p>
          </table:table-cell>
          <table:table-cell office:value-type="string" calcext:value-type="string">
            <text:p>High, pension mobility indexation</text:p>
          </table:table-cell>
          <table:table-cell office:value-type="string" calcext:value-type="string">
            <text:p>Central, CPI indexation</text:p>
          </table:table-cell>
          <table:table-cell office:value-type="string" calcext:value-type="string">
            <text:p>Low, CPI indexation</text:p>
          </table:table-cell>
          <table:table-cell office:value-type="string" calcext:value-type="string">
            <text:p>High, CPI indexatio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number-columns-repeated="6" table:style-name="ce5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number-columns-repeated="6" table:style-name="ce5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number-columns-repeated="6" table:style-name="ce5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141063967360071" calcext:value-type="percentage">
            <text:p>1.41%</text:p>
          </table:table-cell>
          <table:table-cell office:value-type="percentage" office:value="0.0141841466499286" calcext:value-type="percentage">
            <text:p>1.42%</text:p>
          </table:table-cell>
          <table:table-cell office:value-type="percentage" office:value="0.0140506212444606" calcext:value-type="percentage">
            <text:p>1.41%</text:p>
          </table:table-cell>
          <table:table-cell office:value-type="percentage" office:value="0.0141063967360071" calcext:value-type="percentage">
            <text:p>1.41%</text:p>
          </table:table-cell>
          <table:table-cell office:value-type="percentage" office:value="0.0141841466499286" calcext:value-type="percentage">
            <text:p>1.42%</text:p>
          </table:table-cell>
          <table:table-cell office:value-type="percentage" office:value="0.0140506212444606" calcext:value-type="percentage">
            <text:p>1.41%</text:p>
          </table:table-cell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percentage" office:value="0.0161757111574056" calcext:value-type="percentage">
            <text:p>1.62%</text:p>
          </table:table-cell>
          <table:table-cell table:style-name="ce5" office:value-type="percentage" office:value="0.016349982054878" calcext:value-type="percentage">
            <text:p>1.63%</text:p>
          </table:table-cell>
          <table:table-cell table:style-name="ce5" office:value-type="percentage" office:value="0.0164815467365399" calcext:value-type="percentage">
            <text:p>1.65%</text:p>
          </table:table-cell>
          <table:table-cell table:style-name="ce5" office:value-type="percentage" office:value="0.0175232676561481" calcext:value-type="percentage">
            <text:p>1.75%</text:p>
          </table:table-cell>
          <table:table-cell table:style-name="ce5" office:value-type="percentage" office:value="0.0180602435010009" calcext:value-type="percentage">
            <text:p>1.81%</text:p>
          </table:table-cell>
          <table:table-cell table:style-name="ce5" office:value-type="percentage" office:value="0.0171038041344937" calcext:value-type="percentage">
            <text:p>1.71%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156850060517337" calcext:value-type="percentage">
            <text:p>1.57%</text:p>
          </table:table-cell>
          <table:table-cell office:value-type="percentage" office:value="0.015787494444123" calcext:value-type="percentage">
            <text:p>1.58%</text:p>
          </table:table-cell>
          <table:table-cell office:value-type="percentage" office:value="0.0161658946361221" calcext:value-type="percentage">
            <text:p>1.62%</text:p>
          </table:table-cell>
          <table:table-cell office:value-type="percentage" office:value="0.0157061677765343" calcext:value-type="percentage">
            <text:p>1.57%</text:p>
          </table:table-cell>
          <table:table-cell office:value-type="percentage" office:value="0.0164656367192849" calcext:value-type="percentage">
            <text:p>1.65%</text:p>
          </table:table-cell>
          <table:table-cell office:value-type="percentage" office:value="0.0150849119378508" calcext:value-type="percentage">
            <text:p>1.51%</text:p>
          </table:table-cell>
        </table:table-row>
        <table:table-row table:style-name="ro1">
          <table:table-cell table:style-name="ce2" office:value-type="float" office:value="2023" calcext:value-type="float">
            <text:p>2023</text:p>
          </table:table-cell>
          <table:table-cell table:style-name="ce5" office:value-type="percentage" office:value="0.0153475073166182" calcext:value-type="percentage">
            <text:p>1.53%</text:p>
          </table:table-cell>
          <table:table-cell table:style-name="ce5" office:value-type="percentage" office:value="0.0154494642025071" calcext:value-type="percentage">
            <text:p>1.54%</text:p>
          </table:table-cell>
          <table:table-cell table:style-name="ce5" office:value-type="percentage" office:value="0.0161170267758087" calcext:value-type="percentage">
            <text:p>1.61%</text:p>
          </table:table-cell>
          <table:table-cell table:style-name="ce5" office:value-type="percentage" office:value="0.0143005337398666" calcext:value-type="percentage">
            <text:p>1.43%</text:p>
          </table:table-cell>
          <table:table-cell table:style-name="ce5" office:value-type="percentage" office:value="0.0151010858491885" calcext:value-type="percentage">
            <text:p>1.51%</text:p>
          </table:table-cell>
          <table:table-cell table:style-name="ce5" office:value-type="percentage" office:value="0.013682590799442" calcext:value-type="percentage">
            <text:p>1.37%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percentage" office:value="0.0143718337792762" calcext:value-type="percentage">
            <text:p>1.44%</text:p>
          </table:table-cell>
          <table:table-cell office:value-type="percentage" office:value="0.0147654674250595" calcext:value-type="percentage">
            <text:p>1.48%</text:p>
          </table:table-cell>
          <table:table-cell office:value-type="percentage" office:value="0.0154837325150543" calcext:value-type="percentage">
            <text:p>1.55%</text:p>
          </table:table-cell>
          <table:table-cell office:value-type="percentage" office:value="0.012700989062044" calcext:value-type="percentage">
            <text:p>1.27%</text:p>
          </table:table-cell>
          <table:table-cell office:value-type="percentage" office:value="0.0137197612590591" calcext:value-type="percentage">
            <text:p>1.37%</text:p>
          </table:table-cell>
          <table:table-cell office:value-type="percentage" office:value="0.0124335806776792" calcext:value-type="percentage">
            <text:p>1.24%</text:p>
          </table:table-cell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5" office:value-type="percentage" office:value="0.0141410405569229" calcext:value-type="percentage">
            <text:p>1.41%</text:p>
          </table:table-cell>
          <table:table-cell table:style-name="ce5" office:value-type="percentage" office:value="0.0141009787860313" calcext:value-type="percentage">
            <text:p>1.41%</text:p>
          </table:table-cell>
          <table:table-cell table:style-name="ce5" office:value-type="percentage" office:value="0.0144863058044799" calcext:value-type="percentage">
            <text:p>1.45%</text:p>
          </table:table-cell>
          <table:table-cell table:style-name="ce5" office:value-type="percentage" office:value="0.0120103186726855" calcext:value-type="percentage">
            <text:p>1.20%</text:p>
          </table:table-cell>
          <table:table-cell table:style-name="ce5" office:value-type="percentage" office:value="0.0126717463001885" calcext:value-type="percentage">
            <text:p>1.27%</text:p>
          </table:table-cell>
          <table:table-cell table:style-name="ce5" office:value-type="percentage" office:value="0.0111948895549466" calcext:value-type="percentage">
            <text:p>1.12%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percentage" office:value="0.0131248058912545" calcext:value-type="percentage">
            <text:p>1.31%</text:p>
          </table:table-cell>
          <table:table-cell office:value-type="percentage" office:value="0.0135926715878838" calcext:value-type="percentage">
            <text:p>1.36%</text:p>
          </table:table-cell>
          <table:table-cell office:value-type="percentage" office:value="0.0138325477360549" calcext:value-type="percentage">
            <text:p>1.38%</text:p>
          </table:table-cell>
          <table:table-cell office:value-type="percentage" office:value="0.0107244692130101" calcext:value-type="percentage">
            <text:p>1.07%</text:p>
          </table:table-cell>
          <table:table-cell office:value-type="percentage" office:value="0.0117753763127997" calcext:value-type="percentage">
            <text:p>1.18%</text:p>
          </table:table-cell>
          <table:table-cell office:value-type="percentage" office:value="0.00999401669637422" calcext:value-type="percentage">
            <text:p>1.00%</text:p>
          </table:table-cell>
        </table:table-row>
        <table:table-row table:style-name="ro1">
          <table:table-cell table:style-name="ce2" office:value-type="float" office:value="2027" calcext:value-type="float">
            <text:p>2027</text:p>
          </table:table-cell>
          <table:table-cell table:style-name="ce5" office:value-type="percentage" office:value="0.0127671872039539" calcext:value-type="percentage">
            <text:p>1.28%</text:p>
          </table:table-cell>
          <table:table-cell table:style-name="ce5" office:value-type="percentage" office:value="0.0130003057212883" calcext:value-type="percentage">
            <text:p>1.30%</text:p>
          </table:table-cell>
          <table:table-cell table:style-name="ce5" office:value-type="percentage" office:value="0.0128401023185566" calcext:value-type="percentage">
            <text:p>1.28%</text:p>
          </table:table-cell>
          <table:table-cell table:style-name="ce5" office:value-type="percentage" office:value="0.00999921603274715" calcext:value-type="percentage">
            <text:p>1.00%</text:p>
          </table:table-cell>
          <table:table-cell table:style-name="ce5" office:value-type="percentage" office:value="0.0108466579948689" calcext:value-type="percentage">
            <text:p>1.08%</text:p>
          </table:table-cell>
          <table:table-cell table:style-name="ce5" office:value-type="percentage" office:value="0.00882173359811552" calcext:value-type="percentage">
            <text:p>0.88%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percentage" office:value="0.0119286783135119" calcext:value-type="percentage">
            <text:p>1.19%</text:p>
          </table:table-cell>
          <table:table-cell office:value-type="percentage" office:value="0.0123602009061989" calcext:value-type="percentage">
            <text:p>1.24%</text:p>
          </table:table-cell>
          <table:table-cell office:value-type="percentage" office:value="0.0118318106924175" calcext:value-type="percentage">
            <text:p>1.18%</text:p>
          </table:table-cell>
          <table:table-cell office:value-type="percentage" office:value="0.00906460201724066" calcext:value-type="percentage">
            <text:p>0.91%</text:p>
          </table:table-cell>
          <table:table-cell office:value-type="percentage" office:value="0.0100155503962958" calcext:value-type="percentage">
            <text:p>1.00%</text:p>
          </table:table-cell>
          <table:table-cell office:value-type="percentage" office:value="0.00794140115333968" calcext:value-type="percentage">
            <text:p>0.79%</text:p>
          </table:table-cell>
        </table:table-row>
        <table:table-row table:style-name="ro1">
          <table:table-cell table:style-name="ce2" office:value-type="float" office:value="2029" calcext:value-type="float">
            <text:p>2029</text:p>
          </table:table-cell>
          <table:table-cell table:style-name="ce5" office:value-type="percentage" office:value="0.010719966260972" calcext:value-type="percentage">
            <text:p>1.07%</text:p>
          </table:table-cell>
          <table:table-cell table:style-name="ce5" office:value-type="percentage" office:value="0.0115211514003939" calcext:value-type="percentage">
            <text:p>1.15%</text:p>
          </table:table-cell>
          <table:table-cell table:style-name="ce5" office:value-type="percentage" office:value="0.0107835862735425" calcext:value-type="percentage">
            <text:p>1.08%</text:p>
          </table:table-cell>
          <table:table-cell table:style-name="ce5" office:value-type="percentage" office:value="0.00801357192261246" calcext:value-type="percentage">
            <text:p>0.80%</text:p>
          </table:table-cell>
          <table:table-cell table:style-name="ce5" office:value-type="percentage" office:value="0.00916588019610529" calcext:value-type="percentage">
            <text:p>0.92%</text:p>
          </table:table-cell>
          <table:table-cell table:style-name="ce5" office:value-type="percentage" office:value="0.00709834706274648" calcext:value-type="percentage">
            <text:p>0.71%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percentage" office:value="0.0101305634086821" calcext:value-type="percentage">
            <text:p>1.01%</text:p>
          </table:table-cell>
          <table:table-cell office:value-type="percentage" office:value="0.0106435438566831" calcext:value-type="percentage">
            <text:p>1.06%</text:p>
          </table:table-cell>
          <table:table-cell office:value-type="percentage" office:value="0.00975442279657541" calcext:value-type="percentage">
            <text:p>0.98%</text:p>
          </table:table-cell>
          <table:table-cell office:value-type="percentage" office:value="0.00748649820156381" calcext:value-type="percentage">
            <text:p>0.75%</text:p>
          </table:table-cell>
          <table:table-cell office:value-type="percentage" office:value="0.00841522220120142" calcext:value-type="percentage">
            <text:p>0.84%</text:p>
          </table:table-cell>
          <table:table-cell office:value-type="percentage" office:value="0.0063167649282027" calcext:value-type="percentage">
            <text:p>0.63%</text:p>
          </table:table-cell>
        </table:table-row>
        <table:table-row table:style-name="ro1">
          <table:table-cell table:style-name="ce2" office:value-type="float" office:value="2031" calcext:value-type="float">
            <text:p>2031</text:p>
          </table:table-cell>
          <table:table-cell table:style-name="ce5" office:value-type="percentage" office:value="0.00878204670446025" calcext:value-type="percentage">
            <text:p>0.88%</text:p>
          </table:table-cell>
          <table:table-cell table:style-name="ce5" office:value-type="percentage" office:value="0.00965434561750395" calcext:value-type="percentage">
            <text:p>0.97%</text:p>
          </table:table-cell>
          <table:table-cell table:style-name="ce5" office:value-type="percentage" office:value="0.00843884191029965" calcext:value-type="percentage">
            <text:p>0.84%</text:p>
          </table:table-cell>
          <table:table-cell table:style-name="ce5" office:value-type="percentage" office:value="0.00642170276011857" calcext:value-type="percentage">
            <text:p>0.64%</text:p>
          </table:table-cell>
          <table:table-cell table:style-name="ce5" office:value-type="percentage" office:value="0.00758361269093719" calcext:value-type="percentage">
            <text:p>0.76%</text:p>
          </table:table-cell>
          <table:table-cell table:style-name="ce5" office:value-type="percentage" office:value="0.00538081093868968" calcext:value-type="percentage">
            <text:p>0.54%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percentage" office:value="0.00749868325904135" calcext:value-type="percentage">
            <text:p>0.75%</text:p>
          </table:table-cell>
          <table:table-cell office:value-type="percentage" office:value="0.00856759100233231" calcext:value-type="percentage">
            <text:p>0.86%</text:p>
          </table:table-cell>
          <table:table-cell office:value-type="percentage" office:value="0.00743048519797928" calcext:value-type="percentage">
            <text:p>0.74%</text:p>
          </table:table-cell>
          <table:table-cell office:value-type="percentage" office:value="0.00545514816244441" calcext:value-type="percentage">
            <text:p>0.55%</text:p>
          </table:table-cell>
          <table:table-cell office:value-type="percentage" office:value="0.00671358682572768" calcext:value-type="percentage">
            <text:p>0.67%</text:p>
          </table:table-cell>
          <table:table-cell office:value-type="percentage" office:value="0.0046662905882122" calcext:value-type="percentage">
            <text:p>0.47%</text:p>
          </table:table-cell>
        </table:table-row>
        <table:table-row table:style-name="ro1">
          <table:table-cell table:style-name="ce2" office:value-type="float" office:value="2033" calcext:value-type="float">
            <text:p>2033</text:p>
          </table:table-cell>
          <table:table-cell table:style-name="ce5" office:value-type="percentage" office:value="0.00627813971421872" calcext:value-type="percentage">
            <text:p>0.63%</text:p>
          </table:table-cell>
          <table:table-cell table:style-name="ce5" office:value-type="percentage" office:value="0.00775156985335306" calcext:value-type="percentage">
            <text:p>0.78%</text:p>
          </table:table-cell>
          <table:table-cell table:style-name="ce5" office:value-type="percentage" office:value="0.00655846776299555" calcext:value-type="percentage">
            <text:p>0.66%</text:p>
          </table:table-cell>
          <table:table-cell table:style-name="ce5" office:value-type="percentage" office:value="0.00455443769069689" calcext:value-type="percentage">
            <text:p>0.46%</text:p>
          </table:table-cell>
          <table:table-cell table:style-name="ce5" office:value-type="percentage" office:value="0.00607887404470049" calcext:value-type="percentage">
            <text:p>0.61%</text:p>
          </table:table-cell>
          <table:table-cell table:style-name="ce5" office:value-type="percentage" office:value="0.00406903863310932" calcext:value-type="percentage">
            <text:p>0.41%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percentage" office:value="0.00539038708970539" calcext:value-type="percentage">
            <text:p>0.54%</text:p>
          </table:table-cell>
          <table:table-cell office:value-type="percentage" office:value="0.00651065921425829" calcext:value-type="percentage">
            <text:p>0.65%</text:p>
          </table:table-cell>
          <table:table-cell office:value-type="percentage" office:value="0.00557113970373924" calcext:value-type="percentage">
            <text:p>0.56%</text:p>
          </table:table-cell>
          <table:table-cell office:value-type="percentage" office:value="0.00388396526383695" calcext:value-type="percentage">
            <text:p>0.39%</text:p>
          </table:table-cell>
          <table:table-cell office:value-type="percentage" office:value="0.00507671963932265" calcext:value-type="percentage">
            <text:p>0.51%</text:p>
          </table:table-cell>
          <table:table-cell office:value-type="percentage" office:value="0.00341649272144388" calcext:value-type="percentage">
            <text:p>0.34%</text:p>
          </table:table-cell>
        </table:table-row>
        <table:table-row table:style-name="ro1">
          <table:table-cell table:style-name="ce2" office:value-type="float" office:value="2035" calcext:value-type="float">
            <text:p>2035</text:p>
          </table:table-cell>
          <table:table-cell table:style-name="ce5" office:value-type="percentage" office:value="0.00483533384733922" calcext:value-type="percentage">
            <text:p>0.48%</text:p>
          </table:table-cell>
          <table:table-cell table:style-name="ce5" office:value-type="percentage" office:value="0.00545519997141694" calcext:value-type="percentage">
            <text:p>0.55%</text:p>
          </table:table-cell>
          <table:table-cell table:style-name="ce5" office:value-type="percentage" office:value="0.00446003770439437" calcext:value-type="percentage">
            <text:p>0.45%</text:p>
          </table:table-cell>
          <table:table-cell table:style-name="ce5" office:value-type="percentage" office:value="0.00345375300722289" calcext:value-type="percentage">
            <text:p>0.35%</text:p>
          </table:table-cell>
          <table:table-cell table:style-name="ce5" office:value-type="percentage" office:value="0.00423871312549484" calcext:value-type="percentage">
            <text:p>0.42%</text:p>
          </table:table-cell>
          <table:table-cell table:style-name="ce5" office:value-type="percentage" office:value="0.00271037273306237" calcext:value-type="percentage">
            <text:p>0.27%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percentage" office:value="0.00402917824224559" calcext:value-type="percentage">
            <text:p>0.40%</text:p>
          </table:table-cell>
          <table:table-cell office:value-type="percentage" office:value="0.0049403599949578" calcext:value-type="percentage">
            <text:p>0.49%</text:p>
          </table:table-cell>
          <table:table-cell office:value-type="percentage" office:value="0.00367189652025744" calcext:value-type="percentage">
            <text:p>0.37%</text:p>
          </table:table-cell>
          <table:table-cell office:value-type="percentage" office:value="0.00286035212178349" calcext:value-type="percentage">
            <text:p>0.29%</text:p>
          </table:table-cell>
          <table:table-cell office:value-type="percentage" office:value="0.00382728281983137" calcext:value-type="percentage">
            <text:p>0.38%</text:p>
          </table:table-cell>
          <table:table-cell office:value-type="percentage" office:value="0.00220793677123596" calcext:value-type="percentage">
            <text:p>0.22%</text:p>
          </table:table-cell>
        </table:table-row>
        <table:table-row table:style-name="ro1">
          <table:table-cell table:style-name="ce2" office:value-type="float" office:value="2037" calcext:value-type="float">
            <text:p>2037</text:p>
          </table:table-cell>
          <table:table-cell table:style-name="ce5" office:value-type="percentage" office:value="0.00338848279315214" calcext:value-type="percentage">
            <text:p>0.34%</text:p>
          </table:table-cell>
          <table:table-cell table:style-name="ce5" office:value-type="percentage" office:value="0.00443582532488813" calcext:value-type="percentage">
            <text:p>0.44%</text:p>
          </table:table-cell>
          <table:table-cell table:style-name="ce5" office:value-type="percentage" office:value="0.00305699262651714" calcext:value-type="percentage">
            <text:p>0.31%</text:p>
          </table:table-cell>
          <table:table-cell table:style-name="ce5" office:value-type="percentage" office:value="0.00239213262341426" calcext:value-type="percentage">
            <text:p>0.24%</text:p>
          </table:table-cell>
          <table:table-cell table:style-name="ce5" office:value-type="percentage" office:value="0.00343217864193465" calcext:value-type="percentage">
            <text:p>0.34%</text:p>
          </table:table-cell>
          <table:table-cell table:style-name="ce5" office:value-type="percentage" office:value="0.00182220663458576" calcext:value-type="percentage">
            <text:p>0.18%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percentage" office:value="0.00285739488832858" calcext:value-type="percentage">
            <text:p>0.29%</text:p>
          </table:table-cell>
          <table:table-cell office:value-type="percentage" office:value="0.00386128449242074" calcext:value-type="percentage">
            <text:p>0.39%</text:p>
          </table:table-cell>
          <table:table-cell office:value-type="percentage" office:value="0.00246222425725677" calcext:value-type="percentage">
            <text:p>0.25%</text:p>
          </table:table-cell>
          <table:table-cell office:value-type="percentage" office:value="0.00200471539919236" calcext:value-type="percentage">
            <text:p>0.20%</text:p>
          </table:table-cell>
          <table:table-cell office:value-type="percentage" office:value="0.00298147781429846" calcext:value-type="percentage">
            <text:p>0.30%</text:p>
          </table:table-cell>
          <table:table-cell office:value-type="percentage" office:value="0.00145683189673947" calcext:value-type="percentage">
            <text:p>0.15%</text:p>
          </table:table-cell>
        </table:table-row>
        <table:table-row table:style-name="ro1">
          <table:table-cell table:style-name="ce2" office:value-type="float" office:value="2039" calcext:value-type="float">
            <text:p>2039</text:p>
          </table:table-cell>
          <table:table-cell table:style-name="ce5" office:value-type="percentage" office:value="0.00236107895917098" calcext:value-type="percentage">
            <text:p>0.24%</text:p>
          </table:table-cell>
          <table:table-cell table:style-name="ce5" office:value-type="percentage" office:value="0.00296993783879535" calcext:value-type="percentage">
            <text:p>0.30%</text:p>
          </table:table-cell>
          <table:table-cell table:style-name="ce5" office:value-type="percentage" office:value="0.00192748476528471" calcext:value-type="percentage">
            <text:p>0.19%</text:p>
          </table:table-cell>
          <table:table-cell table:style-name="ce5" office:value-type="percentage" office:value="0.00164672269519765" calcext:value-type="percentage">
            <text:p>0.16%</text:p>
          </table:table-cell>
          <table:table-cell table:style-name="ce5" office:value-type="percentage" office:value="0.00229166343469404" calcext:value-type="percentage">
            <text:p>0.23%</text:p>
          </table:table-cell>
          <table:table-cell table:style-name="ce5" office:value-type="percentage" office:value="0.00112893645245504" calcext:value-type="percentage">
            <text:p>0.11%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percentage" office:value="0.00187948019915472" calcext:value-type="percentage">
            <text:p>0.19%</text:p>
          </table:table-cell>
          <table:table-cell office:value-type="percentage" office:value="0.00277730987086722" calcext:value-type="percentage">
            <text:p>0.28%</text:p>
          </table:table-cell>
          <table:table-cell office:value-type="percentage" office:value="0.00153399804896583" calcext:value-type="percentage">
            <text:p>0.15%</text:p>
          </table:table-cell>
          <table:table-cell office:value-type="percentage" office:value="0.00130591337324554" calcext:value-type="percentage">
            <text:p>0.13%</text:p>
          </table:table-cell>
          <table:table-cell office:value-type="percentage" office:value="0.00215356943608728" calcext:value-type="percentage">
            <text:p>0.22%</text:p>
          </table:table-cell>
          <table:table-cell office:value-type="percentage" office:value="0.000888777744925233" calcext:value-type="percentage">
            <text:p>0.09%</text:p>
          </table:table-cell>
        </table:table-row>
      </table:table>
      <table:table table:name="IFE_coverage" table:style-name="ta1">
        <table:shapes>
          <draw:frame draw:z-index="0" draw:style-name="gr1" draw:text-style-name="P1" svg:width="453.51pt" svg:height="255.09pt" svg:x="337.72pt" svg:y="938.69pt">
            <draw:object draw:notify-on-update-of-ranges="IFE_coverage.B6:IFE_coverage.B6 IFE_coverage.B7:IFE_coverage.B89 IFE_coverage.C6:IFE_coverage.C6 IFE_coverage.C7:IFE_coverage.C89 IFE_coverage.D6:IFE_coverage.D6 IFE_coverage.D7:IFE_coverage.D89 IFE_coverage.E6:IFE_coverage.E6 IFE_coverage.E7:IFE_coverage.E89 IFE_coverage.F6:IFE_coverage.F6 IFE_coverage.F7:IFE_coverage.F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ce13"/>
        <table:table-column table:style-name="co1" table:default-cell-style-name="ce14"/>
        <table:table-row table:style-name="ro1" table:number-rows-repeated="5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entral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IFE 1 coverag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6-01" calcext:value-type="date">
            <text:p>6/2020</text:p>
          </table:table-cell>
          <table:table-cell office:value-type="percentage" office:value="0.361656626002208" calcext:value-type="percentage">
            <text:p>36%</text:p>
          </table:table-cell>
          <table:table-cell office:value-type="percentage" office:value="0.362162199834824" calcext:value-type="percentage">
            <text:p>36%</text:p>
          </table:table-cell>
          <table:table-cell office:value-type="percentage" office:value="0.361656626002208" calcext:value-type="percentage">
            <text:p>36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]+91" office:value-type="date" office:date-value="2020-08-31" calcext:value-type="date">
            <text:p>8/2020</text:p>
          </table:table-cell>
          <table:table-cell office:value-type="percentage" office:value="0.351472665243552" calcext:value-type="percentage">
            <text:p>35%</text:p>
          </table:table-cell>
          <table:table-cell office:value-type="percentage" office:value="0.351436730131205" calcext:value-type="percentage">
            <text:p>35%</text:p>
          </table:table-cell>
          <table:table-cell office:value-type="percentage" office:value="0.351472665243552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8]+91" office:value-type="date" office:date-value="2020-11-30" calcext:value-type="date">
            <text:p>11/2020</text:p>
          </table:table-cell>
          <table:table-cell office:value-type="percentage" office:value="0.344130001445934" calcext:value-type="percentage">
            <text:p>34%</text:p>
          </table:table-cell>
          <table:table-cell office:value-type="percentage" office:value="0.345133288073566" calcext:value-type="percentage">
            <text:p>35%</text:p>
          </table:table-cell>
          <table:table-cell office:value-type="percentage" office:value="0.344286249681767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9]+80" office:value-type="date" office:date-value="2021-02-18" calcext:value-type="date">
            <text:p>2/2021</text:p>
          </table:table-cell>
          <table:table-cell office:value-type="percentage" office:value="0.333879068662831" calcext:value-type="percentage">
            <text:p>33%</text:p>
          </table:table-cell>
          <table:table-cell office:value-type="percentage" office:value="0.33548331064339" calcext:value-type="percentage">
            <text:p>34%</text:p>
          </table:table-cell>
          <table:table-cell office:value-type="percentage" office:value="0.336470321930656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0]+91" office:value-type="date" office:date-value="2021-05-20" calcext:value-type="date">
            <text:p>5/2021</text:p>
          </table:table-cell>
          <table:table-cell office:value-type="percentage" office:value="0.329684878212077" calcext:value-type="percentage">
            <text:p>33%</text:p>
          </table:table-cell>
          <table:table-cell office:value-type="percentage" office:value="0.33016318672287" calcext:value-type="percentage">
            <text:p>33%</text:p>
          </table:table-cell>
          <table:table-cell office:value-type="percentage" office:value="0.330428826032204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1]+91" office:value-type="date" office:date-value="2021-08-19" calcext:value-type="date">
            <text:p>8/2021</text:p>
          </table:table-cell>
          <table:table-cell office:value-type="percentage" office:value="0.335405659827734" calcext:value-type="percentage">
            <text:p>34%</text:p>
          </table:table-cell>
          <table:table-cell office:value-type="percentage" office:value="0.336391722221455" calcext:value-type="percentage">
            <text:p>34%</text:p>
          </table:table-cell>
          <table:table-cell office:value-type="percentage" office:value="0.335913134101473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2]+91" office:value-type="date" office:date-value="2021-11-18" calcext:value-type="date">
            <text:p>11/2021</text:p>
          </table:table-cell>
          <table:table-cell office:value-type="percentage" office:value="0.342584445464945" calcext:value-type="percentage">
            <text:p>34%</text:p>
          </table:table-cell>
          <table:table-cell office:value-type="percentage" office:value="0.343373202926593" calcext:value-type="percentage">
            <text:p>34%</text:p>
          </table:table-cell>
          <table:table-cell office:value-type="percentage" office:value="0.342425394411709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3]+91" office:value-type="date" office:date-value="2022-02-17" calcext:value-type="date">
            <text:p>2/2022</text:p>
          </table:table-cell>
          <table:table-cell office:value-type="percentage" office:value="0.332352976183391" calcext:value-type="percentage">
            <text:p>33%</text:p>
          </table:table-cell>
          <table:table-cell office:value-type="percentage" office:value="0.334192209719067" calcext:value-type="percentage">
            <text:p>33%</text:p>
          </table:table-cell>
          <table:table-cell office:value-type="percentage" office:value="0.33195808310299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4]+91" office:value-type="date" office:date-value="2022-05-19" calcext:value-type="date">
            <text:p>5/2022</text:p>
          </table:table-cell>
          <table:table-cell office:value-type="percentage" office:value="0.336507384068887" calcext:value-type="percentage">
            <text:p>34%</text:p>
          </table:table-cell>
          <table:table-cell office:value-type="percentage" office:value="0.342128025591588" calcext:value-type="percentage">
            <text:p>34%</text:p>
          </table:table-cell>
          <table:table-cell office:value-type="percentage" office:value="0.335117662354022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5]+91" office:value-type="date" office:date-value="2022-08-18" calcext:value-type="date">
            <text:p>8/2022</text:p>
          </table:table-cell>
          <table:table-cell office:value-type="percentage" office:value="0.328765289821484" calcext:value-type="percentage">
            <text:p>33%</text:p>
          </table:table-cell>
          <table:table-cell office:value-type="percentage" office:value="0.334001790510295" calcext:value-type="percentage">
            <text:p>33%</text:p>
          </table:table-cell>
          <table:table-cell office:value-type="percentage" office:value="0.332029770627851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6]+91" office:value-type="date" office:date-value="2022-11-17" calcext:value-type="date">
            <text:p>11/2022</text:p>
          </table:table-cell>
          <table:table-cell office:value-type="percentage" office:value="0.339421602607341" calcext:value-type="percentage">
            <text:p>34%</text:p>
          </table:table-cell>
          <table:table-cell office:value-type="percentage" office:value="0.342578204956312" calcext:value-type="percentage">
            <text:p>34%</text:p>
          </table:table-cell>
          <table:table-cell office:value-type="percentage" office:value="0.333788913945359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]+91" office:value-type="date" office:date-value="2023-02-16" calcext:value-type="date">
            <text:p>2/2023</text:p>
          </table:table-cell>
          <table:table-cell office:value-type="percentage" office:value="0.339885267137679" calcext:value-type="percentage">
            <text:p>34%</text:p>
          </table:table-cell>
          <table:table-cell office:value-type="percentage" office:value="0.343012574797327" calcext:value-type="percentage">
            <text:p>34%</text:p>
          </table:table-cell>
          <table:table-cell office:value-type="percentage" office:value="0.333335886571541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]+91" office:value-type="date" office:date-value="2023-05-18" calcext:value-type="date">
            <text:p>5/2023</text:p>
          </table:table-cell>
          <table:table-cell office:value-type="percentage" office:value="0.341334684147073" calcext:value-type="percentage">
            <text:p>34%</text:p>
          </table:table-cell>
          <table:table-cell office:value-type="percentage" office:value="0.344389173250955" calcext:value-type="percentage">
            <text:p>34%</text:p>
          </table:table-cell>
          <table:table-cell office:value-type="percentage" office:value="0.343507164119521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9]+91" office:value-type="date" office:date-value="2023-08-17" calcext:value-type="date">
            <text:p>8/2023</text:p>
          </table:table-cell>
          <table:table-cell office:value-type="percentage" office:value="0.339371154709699" calcext:value-type="percentage">
            <text:p>34%</text:p>
          </table:table-cell>
          <table:table-cell office:value-type="percentage" office:value="0.347573742363374" calcext:value-type="percentage">
            <text:p>35%</text:p>
          </table:table-cell>
          <table:table-cell office:value-type="percentage" office:value="0.337227310904046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20]+91" office:value-type="date" office:date-value="2023-11-16" calcext:value-type="date">
            <text:p>11/2023</text:p>
          </table:table-cell>
          <table:table-cell office:value-type="percentage" office:value="0.337371536614608" calcext:value-type="percentage">
            <text:p>34%</text:p>
          </table:table-cell>
          <table:table-cell office:value-type="percentage" office:value="0.359904510708409" calcext:value-type="percentage">
            <text:p>36%</text:p>
          </table:table-cell>
          <table:table-cell office:value-type="percentage" office:value="0.342735463426946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21]+91" office:value-type="date" office:date-value="2024-02-15" calcext:value-type="date">
            <text:p>2/2024</text:p>
          </table:table-cell>
          <table:table-cell office:value-type="percentage" office:value="0.325680069574295" calcext:value-type="percentage">
            <text:p>33%</text:p>
          </table:table-cell>
          <table:table-cell office:value-type="percentage" office:value="0.352377799957746" calcext:value-type="percentage">
            <text:p>35%</text:p>
          </table:table-cell>
          <table:table-cell office:value-type="percentage" office:value="0.348820187179571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22]+91" office:value-type="date" office:date-value="2024-05-16" calcext:value-type="date">
            <text:p>5/2024</text:p>
          </table:table-cell>
          <table:table-cell office:value-type="percentage" office:value="0.332946384882447" calcext:value-type="percentage">
            <text:p>33%</text:p>
          </table:table-cell>
          <table:table-cell office:value-type="percentage" office:value="0.348051374296898" calcext:value-type="percentage">
            <text:p>35%</text:p>
          </table:table-cell>
          <table:table-cell office:value-type="percentage" office:value="0.349460587513763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3]+91" office:value-type="date" office:date-value="2024-08-15" calcext:value-type="date">
            <text:p>8/2024</text:p>
          </table:table-cell>
          <table:table-cell office:value-type="percentage" office:value="0.341330281099373" calcext:value-type="percentage">
            <text:p>34%</text:p>
          </table:table-cell>
          <table:table-cell office:value-type="percentage" office:value="0.348188757217753" calcext:value-type="percentage">
            <text:p>35%</text:p>
          </table:table-cell>
          <table:table-cell office:value-type="percentage" office:value="0.337838112858027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4]+91" office:value-type="date" office:date-value="2024-11-14" calcext:value-type="date">
            <text:p>11/2024</text:p>
          </table:table-cell>
          <table:table-cell office:value-type="percentage" office:value="0.345998175669363" calcext:value-type="percentage">
            <text:p>35%</text:p>
          </table:table-cell>
          <table:table-cell office:value-type="percentage" office:value="0.354152505527419" calcext:value-type="percentage">
            <text:p>35%</text:p>
          </table:table-cell>
          <table:table-cell office:value-type="percentage" office:value="0.345154400835079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5]+91" office:value-type="date" office:date-value="2025-02-13" calcext:value-type="date">
            <text:p>2/2025</text:p>
          </table:table-cell>
          <table:table-cell office:value-type="percentage" office:value="0.350141737946117" calcext:value-type="percentage">
            <text:p>35%</text:p>
          </table:table-cell>
          <table:table-cell office:value-type="percentage" office:value="0.353236420234695" calcext:value-type="percentage">
            <text:p>35%</text:p>
          </table:table-cell>
          <table:table-cell office:value-type="percentage" office:value="0.34326561622241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6]+91" office:value-type="date" office:date-value="2025-05-15" calcext:value-type="date">
            <text:p>5/2025</text:p>
          </table:table-cell>
          <table:table-cell office:value-type="percentage" office:value="0.3617110243256" calcext:value-type="percentage">
            <text:p>36%</text:p>
          </table:table-cell>
          <table:table-cell office:value-type="percentage" office:value="0.358113197837133" calcext:value-type="percentage">
            <text:p>36%</text:p>
          </table:table-cell>
          <table:table-cell office:value-type="percentage" office:value="0.355025244417027" calcext:value-type="percentage">
            <text:p>36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7]+91" office:value-type="date" office:date-value="2025-08-14" calcext:value-type="date">
            <text:p>8/2025</text:p>
          </table:table-cell>
          <table:table-cell office:value-type="percentage" office:value="0.346333252346021" calcext:value-type="percentage">
            <text:p>35%</text:p>
          </table:table-cell>
          <table:table-cell office:value-type="percentage" office:value="0.354441993580114" calcext:value-type="percentage">
            <text:p>35%</text:p>
          </table:table-cell>
          <table:table-cell office:value-type="percentage" office:value="0.347515291168422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8]+91" office:value-type="date" office:date-value="2025-11-13" calcext:value-type="date">
            <text:p>11/2025</text:p>
          </table:table-cell>
          <table:table-cell office:value-type="percentage" office:value="0.357844835028139" calcext:value-type="percentage">
            <text:p>36%</text:p>
          </table:table-cell>
          <table:table-cell office:value-type="percentage" office:value="0.356762458996515" calcext:value-type="percentage">
            <text:p>36%</text:p>
          </table:table-cell>
          <table:table-cell office:value-type="percentage" office:value="0.350000628638244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9]+91" office:value-type="date" office:date-value="2026-02-12" calcext:value-type="date">
            <text:p>2/2026</text:p>
          </table:table-cell>
          <table:table-cell office:value-type="percentage" office:value="0.35071516142215" calcext:value-type="percentage">
            <text:p>35%</text:p>
          </table:table-cell>
          <table:table-cell office:value-type="percentage" office:value="0.365087229298923" calcext:value-type="percentage">
            <text:p>37%</text:p>
          </table:table-cell>
          <table:table-cell office:value-type="percentage" office:value="0.353265281272831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30]+91" office:value-type="date" office:date-value="2026-05-14" calcext:value-type="date">
            <text:p>5/2026</text:p>
          </table:table-cell>
          <table:table-cell office:value-type="percentage" office:value="0.346091015546656" calcext:value-type="percentage">
            <text:p>35%</text:p>
          </table:table-cell>
          <table:table-cell office:value-type="percentage" office:value="0.36113205628476" calcext:value-type="percentage">
            <text:p>36%</text:p>
          </table:table-cell>
          <table:table-cell office:value-type="percentage" office:value="0.358531184080982" calcext:value-type="percentage">
            <text:p>36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31]+91" office:value-type="date" office:date-value="2026-08-13" calcext:value-type="date">
            <text:p>8/2026</text:p>
          </table:table-cell>
          <table:table-cell office:value-type="percentage" office:value="0.350150353770329" calcext:value-type="percentage">
            <text:p>35%</text:p>
          </table:table-cell>
          <table:table-cell office:value-type="percentage" office:value="0.362154075963282" calcext:value-type="percentage">
            <text:p>36%</text:p>
          </table:table-cell>
          <table:table-cell office:value-type="percentage" office:value="0.346110081010088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32]+91" office:value-type="date" office:date-value="2026-11-12" calcext:value-type="date">
            <text:p>11/2026</text:p>
          </table:table-cell>
          <table:table-cell office:value-type="percentage" office:value="0.354884818705676" calcext:value-type="percentage">
            <text:p>35%</text:p>
          </table:table-cell>
          <table:table-cell office:value-type="percentage" office:value="0.368635838434496" calcext:value-type="percentage">
            <text:p>37%</text:p>
          </table:table-cell>
          <table:table-cell office:value-type="percentage" office:value="0.336810908198078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33]+91" office:value-type="date" office:date-value="2027-02-11" calcext:value-type="date">
            <text:p>2/2027</text:p>
          </table:table-cell>
          <table:table-cell office:value-type="percentage" office:value="0.360087989330608" calcext:value-type="percentage">
            <text:p>36%</text:p>
          </table:table-cell>
          <table:table-cell office:value-type="percentage" office:value="0.368325178430043" calcext:value-type="percentage">
            <text:p>37%</text:p>
          </table:table-cell>
          <table:table-cell office:value-type="percentage" office:value="0.34779611034125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34]+91" office:value-type="date" office:date-value="2027-05-13" calcext:value-type="date">
            <text:p>5/2027</text:p>
          </table:table-cell>
          <table:table-cell office:value-type="percentage" office:value="0.35985354464043" calcext:value-type="percentage">
            <text:p>36%</text:p>
          </table:table-cell>
          <table:table-cell office:value-type="percentage" office:value="0.361515890452664" calcext:value-type="percentage">
            <text:p>36%</text:p>
          </table:table-cell>
          <table:table-cell office:value-type="percentage" office:value="0.346732270398961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35]+91" office:value-type="date" office:date-value="2027-08-12" calcext:value-type="date">
            <text:p>8/2027</text:p>
          </table:table-cell>
          <table:table-cell office:value-type="percentage" office:value="0.363807488118096" calcext:value-type="percentage">
            <text:p>36%</text:p>
          </table:table-cell>
          <table:table-cell office:value-type="percentage" office:value="0.367747959791666" calcext:value-type="percentage">
            <text:p>37%</text:p>
          </table:table-cell>
          <table:table-cell office:value-type="percentage" office:value="0.337626637765475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36]+91" office:value-type="date" office:date-value="2027-11-11" calcext:value-type="date">
            <text:p>11/2027</text:p>
          </table:table-cell>
          <table:table-cell office:value-type="percentage" office:value="0.362218895951382" calcext:value-type="percentage">
            <text:p>36%</text:p>
          </table:table-cell>
          <table:table-cell office:value-type="percentage" office:value="0.371514112095728" calcext:value-type="percentage">
            <text:p>37%</text:p>
          </table:table-cell>
          <table:table-cell office:value-type="percentage" office:value="0.335779573213914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37]+91" office:value-type="date" office:date-value="2028-02-10" calcext:value-type="date">
            <text:p>2/2028</text:p>
          </table:table-cell>
          <table:table-cell office:value-type="percentage" office:value="0.364606371055764" calcext:value-type="percentage">
            <text:p>36%</text:p>
          </table:table-cell>
          <table:table-cell office:value-type="percentage" office:value="0.377435772729171" calcext:value-type="percentage">
            <text:p>38%</text:p>
          </table:table-cell>
          <table:table-cell office:value-type="percentage" office:value="0.340493080776764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38]+91" office:value-type="date" office:date-value="2028-05-11" calcext:value-type="date">
            <text:p>5/2028</text:p>
          </table:table-cell>
          <table:table-cell office:value-type="percentage" office:value="0.37144790131235" calcext:value-type="percentage">
            <text:p>37%</text:p>
          </table:table-cell>
          <table:table-cell office:value-type="percentage" office:value="0.383107197513361" calcext:value-type="percentage">
            <text:p>38%</text:p>
          </table:table-cell>
          <table:table-cell office:value-type="percentage" office:value="0.345658602741274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39]+91" office:value-type="date" office:date-value="2028-08-10" calcext:value-type="date">
            <text:p>8/2028</text:p>
          </table:table-cell>
          <table:table-cell office:value-type="percentage" office:value="0.355552470937111" calcext:value-type="percentage">
            <text:p>36%</text:p>
          </table:table-cell>
          <table:table-cell office:value-type="percentage" office:value="0.368160588395227" calcext:value-type="percentage">
            <text:p>37%</text:p>
          </table:table-cell>
          <table:table-cell office:value-type="percentage" office:value="0.346766673139026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40]+91" office:value-type="date" office:date-value="2028-11-09" calcext:value-type="date">
            <text:p>11/2028</text:p>
          </table:table-cell>
          <table:table-cell office:value-type="percentage" office:value="0.361500598437296" calcext:value-type="percentage">
            <text:p>36%</text:p>
          </table:table-cell>
          <table:table-cell office:value-type="percentage" office:value="0.361258370761005" calcext:value-type="percentage">
            <text:p>36%</text:p>
          </table:table-cell>
          <table:table-cell office:value-type="percentage" office:value="0.350654441595832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41]+91" office:value-type="date" office:date-value="2029-02-08" calcext:value-type="date">
            <text:p>2/2029</text:p>
          </table:table-cell>
          <table:table-cell office:value-type="percentage" office:value="0.350494018055063" calcext:value-type="percentage">
            <text:p>35%</text:p>
          </table:table-cell>
          <table:table-cell office:value-type="percentage" office:value="0.361401806699261" calcext:value-type="percentage">
            <text:p>36%</text:p>
          </table:table-cell>
          <table:table-cell office:value-type="percentage" office:value="0.341434342935773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42]+91" office:value-type="date" office:date-value="2029-05-10" calcext:value-type="date">
            <text:p>5/2029</text:p>
          </table:table-cell>
          <table:table-cell office:value-type="percentage" office:value="0.353379550667038" calcext:value-type="percentage">
            <text:p>35%</text:p>
          </table:table-cell>
          <table:table-cell office:value-type="percentage" office:value="0.373386043424264" calcext:value-type="percentage">
            <text:p>37%</text:p>
          </table:table-cell>
          <table:table-cell office:value-type="percentage" office:value="0.350536732480696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43]+91" office:value-type="date" office:date-value="2029-08-09" calcext:value-type="date">
            <text:p>8/2029</text:p>
          </table:table-cell>
          <table:table-cell office:value-type="percentage" office:value="0.3573981191436" calcext:value-type="percentage">
            <text:p>36%</text:p>
          </table:table-cell>
          <table:table-cell office:value-type="percentage" office:value="0.37415744713287" calcext:value-type="percentage">
            <text:p>37%</text:p>
          </table:table-cell>
          <table:table-cell office:value-type="percentage" office:value="0.346032577594334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44]+91" office:value-type="date" office:date-value="2029-11-08" calcext:value-type="date">
            <text:p>11/2029</text:p>
          </table:table-cell>
          <table:table-cell office:value-type="percentage" office:value="0.358324103399349" calcext:value-type="percentage">
            <text:p>36%</text:p>
          </table:table-cell>
          <table:table-cell office:value-type="percentage" office:value="0.372949716177109" calcext:value-type="percentage">
            <text:p>37%</text:p>
          </table:table-cell>
          <table:table-cell office:value-type="percentage" office:value="0.343145247466877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45]+91" office:value-type="date" office:date-value="2030-02-07" calcext:value-type="date">
            <text:p>2/2030</text:p>
          </table:table-cell>
          <table:table-cell office:value-type="percentage" office:value="0.367425166295158" calcext:value-type="percentage">
            <text:p>37%</text:p>
          </table:table-cell>
          <table:table-cell office:value-type="percentage" office:value="0.370747390232203" calcext:value-type="percentage">
            <text:p>37%</text:p>
          </table:table-cell>
          <table:table-cell office:value-type="percentage" office:value="0.348112123610456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46]+91" office:value-type="date" office:date-value="2030-05-09" calcext:value-type="date">
            <text:p>5/2030</text:p>
          </table:table-cell>
          <table:table-cell office:value-type="percentage" office:value="0.369510224260104" calcext:value-type="percentage">
            <text:p>37%</text:p>
          </table:table-cell>
          <table:table-cell office:value-type="percentage" office:value="0.369283423439278" calcext:value-type="percentage">
            <text:p>37%</text:p>
          </table:table-cell>
          <table:table-cell office:value-type="percentage" office:value="0.348902751573823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47]+91" office:value-type="date" office:date-value="2030-08-08" calcext:value-type="date">
            <text:p>8/2030</text:p>
          </table:table-cell>
          <table:table-cell office:value-type="percentage" office:value="0.368090377520494" calcext:value-type="percentage">
            <text:p>37%</text:p>
          </table:table-cell>
          <table:table-cell office:value-type="percentage" office:value="0.380314237278504" calcext:value-type="percentage">
            <text:p>38%</text:p>
          </table:table-cell>
          <table:table-cell office:value-type="percentage" office:value="0.344501287574198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48]+91" office:value-type="date" office:date-value="2030-11-07" calcext:value-type="date">
            <text:p>11/2030</text:p>
          </table:table-cell>
          <table:table-cell office:value-type="percentage" office:value="0.359787303450442" calcext:value-type="percentage">
            <text:p>36%</text:p>
          </table:table-cell>
          <table:table-cell office:value-type="percentage" office:value="0.36379049776276" calcext:value-type="percentage">
            <text:p>36%</text:p>
          </table:table-cell>
          <table:table-cell office:value-type="percentage" office:value="0.340476030125196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49]+91" office:value-type="date" office:date-value="2031-02-06" calcext:value-type="date">
            <text:p>2/2031</text:p>
          </table:table-cell>
          <table:table-cell office:value-type="percentage" office:value="0.360535445168237" calcext:value-type="percentage">
            <text:p>36%</text:p>
          </table:table-cell>
          <table:table-cell office:value-type="percentage" office:value="0.367502571345874" calcext:value-type="percentage">
            <text:p>37%</text:p>
          </table:table-cell>
          <table:table-cell office:value-type="percentage" office:value="0.342494974674251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50]+91" office:value-type="date" office:date-value="2031-05-08" calcext:value-type="date">
            <text:p>5/2031</text:p>
          </table:table-cell>
          <table:table-cell office:value-type="percentage" office:value="0.34996022212595" calcext:value-type="percentage">
            <text:p>35%</text:p>
          </table:table-cell>
          <table:table-cell office:value-type="percentage" office:value="0.370847468611774" calcext:value-type="percentage">
            <text:p>37%</text:p>
          </table:table-cell>
          <table:table-cell office:value-type="percentage" office:value="0.331194784440548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51]+91" office:value-type="date" office:date-value="2031-08-07" calcext:value-type="date">
            <text:p>8/2031</text:p>
          </table:table-cell>
          <table:table-cell office:value-type="percentage" office:value="0.349783922624332" calcext:value-type="percentage">
            <text:p>35%</text:p>
          </table:table-cell>
          <table:table-cell office:value-type="percentage" office:value="0.364880764121703" calcext:value-type="percentage">
            <text:p>36%</text:p>
          </table:table-cell>
          <table:table-cell office:value-type="percentage" office:value="0.333524860752168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52]+91" office:value-type="date" office:date-value="2031-11-06" calcext:value-type="date">
            <text:p>11/2031</text:p>
          </table:table-cell>
          <table:table-cell office:value-type="percentage" office:value="0.344324567006018" calcext:value-type="percentage">
            <text:p>34%</text:p>
          </table:table-cell>
          <table:table-cell office:value-type="percentage" office:value="0.370317151190826" calcext:value-type="percentage">
            <text:p>37%</text:p>
          </table:table-cell>
          <table:table-cell office:value-type="percentage" office:value="0.318745270365042" calcext:value-type="percentage">
            <text:p>32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53]+91" office:value-type="date" office:date-value="2032-02-05" calcext:value-type="date">
            <text:p>2/2032</text:p>
          </table:table-cell>
          <table:table-cell office:value-type="percentage" office:value="0.349150129187064" calcext:value-type="percentage">
            <text:p>35%</text:p>
          </table:table-cell>
          <table:table-cell office:value-type="percentage" office:value="0.36012629157132" calcext:value-type="percentage">
            <text:p>36%</text:p>
          </table:table-cell>
          <table:table-cell office:value-type="percentage" office:value="0.322525471764269" calcext:value-type="percentage">
            <text:p>32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54]+91" office:value-type="date" office:date-value="2032-05-06" calcext:value-type="date">
            <text:p>5/2032</text:p>
          </table:table-cell>
          <table:table-cell office:value-type="percentage" office:value="0.340114175236415" calcext:value-type="percentage">
            <text:p>34%</text:p>
          </table:table-cell>
          <table:table-cell office:value-type="percentage" office:value="0.362720849540868" calcext:value-type="percentage">
            <text:p>36%</text:p>
          </table:table-cell>
          <table:table-cell office:value-type="percentage" office:value="0.329146750293619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55]+91" office:value-type="date" office:date-value="2032-08-05" calcext:value-type="date">
            <text:p>8/2032</text:p>
          </table:table-cell>
          <table:table-cell office:value-type="percentage" office:value="0.323068327213272" calcext:value-type="percentage">
            <text:p>32%</text:p>
          </table:table-cell>
          <table:table-cell office:value-type="percentage" office:value="0.35859526053208" calcext:value-type="percentage">
            <text:p>36%</text:p>
          </table:table-cell>
          <table:table-cell office:value-type="percentage" office:value="0.313657955451002" calcext:value-type="percentage">
            <text:p>31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56]+91" office:value-type="date" office:date-value="2032-11-04" calcext:value-type="date">
            <text:p>11/2032</text:p>
          </table:table-cell>
          <table:table-cell office:value-type="percentage" office:value="0.31519750151594" calcext:value-type="percentage">
            <text:p>32%</text:p>
          </table:table-cell>
          <table:table-cell office:value-type="percentage" office:value="0.356871541508911" calcext:value-type="percentage">
            <text:p>36%</text:p>
          </table:table-cell>
          <table:table-cell office:value-type="percentage" office:value="0.321228005174343" calcext:value-type="percentage">
            <text:p>32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57]+91" office:value-type="date" office:date-value="2033-02-03" calcext:value-type="date">
            <text:p>2/2033</text:p>
          </table:table-cell>
          <table:table-cell office:value-type="percentage" office:value="0.312783368451646" calcext:value-type="percentage">
            <text:p>31%</text:p>
          </table:table-cell>
          <table:table-cell office:value-type="percentage" office:value="0.36957622916769" calcext:value-type="percentage">
            <text:p>37%</text:p>
          </table:table-cell>
          <table:table-cell office:value-type="percentage" office:value="0.314477520324338" calcext:value-type="percentage">
            <text:p>31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58]+91" office:value-type="date" office:date-value="2033-05-05" calcext:value-type="date">
            <text:p>5/2033</text:p>
          </table:table-cell>
          <table:table-cell office:value-type="percentage" office:value="0.30428592400954" calcext:value-type="percentage">
            <text:p>30%</text:p>
          </table:table-cell>
          <table:table-cell office:value-type="percentage" office:value="0.360172150174254" calcext:value-type="percentage">
            <text:p>36%</text:p>
          </table:table-cell>
          <table:table-cell office:value-type="percentage" office:value="0.3037453947356" calcext:value-type="percentage">
            <text:p>30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59]+91" office:value-type="date" office:date-value="2033-08-04" calcext:value-type="date">
            <text:p>8/2033</text:p>
          </table:table-cell>
          <table:table-cell office:value-type="percentage" office:value="0.304398628974403" calcext:value-type="percentage">
            <text:p>30%</text:p>
          </table:table-cell>
          <table:table-cell office:value-type="percentage" office:value="0.350392738956299" calcext:value-type="percentage">
            <text:p>35%</text:p>
          </table:table-cell>
          <table:table-cell office:value-type="percentage" office:value="0.314293189404987" calcext:value-type="percentage">
            <text:p>31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60]+91" office:value-type="date" office:date-value="2033-11-03" calcext:value-type="date">
            <text:p>11/2033</text:p>
          </table:table-cell>
          <table:table-cell office:value-type="percentage" office:value="0.301174874648974" calcext:value-type="percentage">
            <text:p>30%</text:p>
          </table:table-cell>
          <table:table-cell office:value-type="percentage" office:value="0.349474590918965" calcext:value-type="percentage">
            <text:p>35%</text:p>
          </table:table-cell>
          <table:table-cell office:value-type="percentage" office:value="0.315549667830532" calcext:value-type="percentage">
            <text:p>32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61]+91" office:value-type="date" office:date-value="2034-02-02" calcext:value-type="date">
            <text:p>2/2034</text:p>
          </table:table-cell>
          <table:table-cell office:value-type="percentage" office:value="0.288803268408103" calcext:value-type="percentage">
            <text:p>29%</text:p>
          </table:table-cell>
          <table:table-cell office:value-type="percentage" office:value="0.332199633772812" calcext:value-type="percentage">
            <text:p>33%</text:p>
          </table:table-cell>
          <table:table-cell office:value-type="percentage" office:value="0.316097674583445" calcext:value-type="percentage">
            <text:p>32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62]+91" office:value-type="date" office:date-value="2034-05-04" calcext:value-type="date">
            <text:p>5/2034</text:p>
          </table:table-cell>
          <table:table-cell office:value-type="percentage" office:value="0.276630894295943" calcext:value-type="percentage">
            <text:p>28%</text:p>
          </table:table-cell>
          <table:table-cell office:value-type="percentage" office:value="0.335986109818013" calcext:value-type="percentage">
            <text:p>34%</text:p>
          </table:table-cell>
          <table:table-cell office:value-type="percentage" office:value="0.310772814327864" calcext:value-type="percentage">
            <text:p>31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63]+91" office:value-type="date" office:date-value="2034-08-03" calcext:value-type="date">
            <text:p>8/2034</text:p>
          </table:table-cell>
          <table:table-cell office:value-type="percentage" office:value="0.289915786381385" calcext:value-type="percentage">
            <text:p>29%</text:p>
          </table:table-cell>
          <table:table-cell office:value-type="percentage" office:value="0.339265090222083" calcext:value-type="percentage">
            <text:p>34%</text:p>
          </table:table-cell>
          <table:table-cell office:value-type="percentage" office:value="0.27167774528051" calcext:value-type="percentage">
            <text:p>27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64]+91" office:value-type="date" office:date-value="2034-11-02" calcext:value-type="date">
            <text:p>11/2034</text:p>
          </table:table-cell>
          <table:table-cell office:value-type="percentage" office:value="0.302861008801326" calcext:value-type="percentage">
            <text:p>30%</text:p>
          </table:table-cell>
          <table:table-cell office:value-type="percentage" office:value="0.33282743131627" calcext:value-type="percentage">
            <text:p>33%</text:p>
          </table:table-cell>
          <table:table-cell office:value-type="percentage" office:value="0.287145443308188" calcext:value-type="percentage">
            <text:p>29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65]+91" office:value-type="date" office:date-value="2035-02-01" calcext:value-type="date">
            <text:p>2/2035</text:p>
          </table:table-cell>
          <table:table-cell office:value-type="percentage" office:value="0.297055925906637" calcext:value-type="percentage">
            <text:p>30%</text:p>
          </table:table-cell>
          <table:table-cell office:value-type="percentage" office:value="0.314915288965967" calcext:value-type="percentage">
            <text:p>31%</text:p>
          </table:table-cell>
          <table:table-cell office:value-type="percentage" office:value="0.282867154319683" calcext:value-type="percentage">
            <text:p>28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66]+91" office:value-type="date" office:date-value="2035-05-03" calcext:value-type="date">
            <text:p>5/2035</text:p>
          </table:table-cell>
          <table:table-cell office:value-type="percentage" office:value="0.294597710256751" calcext:value-type="percentage">
            <text:p>29%</text:p>
          </table:table-cell>
          <table:table-cell office:value-type="percentage" office:value="0.306682266305754" calcext:value-type="percentage">
            <text:p>31%</text:p>
          </table:table-cell>
          <table:table-cell office:value-type="percentage" office:value="0.275714678857536" calcext:value-type="percentage">
            <text:p>28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67]+91" office:value-type="date" office:date-value="2035-08-02" calcext:value-type="date">
            <text:p>8/2035</text:p>
          </table:table-cell>
          <table:table-cell office:value-type="percentage" office:value="0.308396655877313" calcext:value-type="percentage">
            <text:p>31%</text:p>
          </table:table-cell>
          <table:table-cell office:value-type="percentage" office:value="0.314471632977966" calcext:value-type="percentage">
            <text:p>31%</text:p>
          </table:table-cell>
          <table:table-cell office:value-type="percentage" office:value="0.271793811920517" calcext:value-type="percentage">
            <text:p>27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68]+91" office:value-type="date" office:date-value="2035-11-01" calcext:value-type="date">
            <text:p>11/2035</text:p>
          </table:table-cell>
          <table:table-cell office:value-type="percentage" office:value="0.280669375729336" calcext:value-type="percentage">
            <text:p>28%</text:p>
          </table:table-cell>
          <table:table-cell office:value-type="percentage" office:value="0.301549563313103" calcext:value-type="percentage">
            <text:p>30%</text:p>
          </table:table-cell>
          <table:table-cell office:value-type="percentage" office:value="0.256955308790548" calcext:value-type="percentage">
            <text:p>26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69]+95" office:value-type="date" office:date-value="2036-02-04" calcext:value-type="date">
            <text:p>2/2036</text:p>
          </table:table-cell>
          <table:table-cell office:value-type="percentage" office:value="0.275324495777886" calcext:value-type="percentage">
            <text:p>28%</text:p>
          </table:table-cell>
          <table:table-cell office:value-type="percentage" office:value="0.302106231551404" calcext:value-type="percentage">
            <text:p>30%</text:p>
          </table:table-cell>
          <table:table-cell office:value-type="percentage" office:value="0.246546118575456" calcext:value-type="percentage">
            <text:p>2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70]+91" office:value-type="date" office:date-value="2036-05-05" calcext:value-type="date">
            <text:p>5/2036</text:p>
          </table:table-cell>
          <table:table-cell office:value-type="percentage" office:value="0.275748442736583" calcext:value-type="percentage">
            <text:p>28%</text:p>
          </table:table-cell>
          <table:table-cell office:value-type="percentage" office:value="0.305070048665389" calcext:value-type="percentage">
            <text:p>31%</text:p>
          </table:table-cell>
          <table:table-cell office:value-type="percentage" office:value="0.246595547891318" calcext:value-type="percentage">
            <text:p>2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71]+91" office:value-type="date" office:date-value="2036-08-04" calcext:value-type="date">
            <text:p>8/2036</text:p>
          </table:table-cell>
          <table:table-cell office:value-type="percentage" office:value="0.285821949111222" calcext:value-type="percentage">
            <text:p>29%</text:p>
          </table:table-cell>
          <table:table-cell office:value-type="percentage" office:value="0.321050386977024" calcext:value-type="percentage">
            <text:p>32%</text:p>
          </table:table-cell>
          <table:table-cell office:value-type="percentage" office:value="0.257998408407816" calcext:value-type="percentage">
            <text:p>26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72]+91" office:value-type="date" office:date-value="2036-11-03" calcext:value-type="date">
            <text:p>11/2036</text:p>
          </table:table-cell>
          <table:table-cell office:value-type="percentage" office:value="0.273729362338373" calcext:value-type="percentage">
            <text:p>27%</text:p>
          </table:table-cell>
          <table:table-cell office:value-type="percentage" office:value="0.318778285631461" calcext:value-type="percentage">
            <text:p>32%</text:p>
          </table:table-cell>
          <table:table-cell office:value-type="percentage" office:value="0.254664882552516" calcext:value-type="percentage">
            <text:p>2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73]+91" office:value-type="date" office:date-value="2037-02-02" calcext:value-type="date">
            <text:p>2/2037</text:p>
          </table:table-cell>
          <table:table-cell office:value-type="percentage" office:value="0.267972727358594" calcext:value-type="percentage">
            <text:p>27%</text:p>
          </table:table-cell>
          <table:table-cell office:value-type="percentage" office:value="0.30908529420433" calcext:value-type="percentage">
            <text:p>31%</text:p>
          </table:table-cell>
          <table:table-cell office:value-type="percentage" office:value="0.245145013364368" calcext:value-type="percentage">
            <text:p>2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74]+91" office:value-type="date" office:date-value="2037-05-04" calcext:value-type="date">
            <text:p>5/2037</text:p>
          </table:table-cell>
          <table:table-cell office:value-type="percentage" office:value="0.265751055538641" calcext:value-type="percentage">
            <text:p>27%</text:p>
          </table:table-cell>
          <table:table-cell office:value-type="percentage" office:value="0.316536547943475" calcext:value-type="percentage">
            <text:p>32%</text:p>
          </table:table-cell>
          <table:table-cell office:value-type="percentage" office:value="0.225316778637639" calcext:value-type="percentage">
            <text:p>2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75]+91" office:value-type="date" office:date-value="2037-08-03" calcext:value-type="date">
            <text:p>8/2037</text:p>
          </table:table-cell>
          <table:table-cell office:value-type="percentage" office:value="0.259295750881598" calcext:value-type="percentage">
            <text:p>26%</text:p>
          </table:table-cell>
          <table:table-cell office:value-type="percentage" office:value="0.316666331934151" calcext:value-type="percentage">
            <text:p>32%</text:p>
          </table:table-cell>
          <table:table-cell office:value-type="percentage" office:value="0.230674760001824" calcext:value-type="percentage">
            <text:p>2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76]+91" office:value-type="date" office:date-value="2037-11-02" calcext:value-type="date">
            <text:p>11/2037</text:p>
          </table:table-cell>
          <table:table-cell office:value-type="percentage" office:value="0.267860127556631" calcext:value-type="percentage">
            <text:p>27%</text:p>
          </table:table-cell>
          <table:table-cell office:value-type="percentage" office:value="0.305570784996001" calcext:value-type="percentage">
            <text:p>31%</text:p>
          </table:table-cell>
          <table:table-cell office:value-type="percentage" office:value="0.248900967868215" calcext:value-type="percentage">
            <text:p>2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77]+91" office:value-type="date" office:date-value="2038-02-01" calcext:value-type="date">
            <text:p>2/2038</text:p>
          </table:table-cell>
          <table:table-cell office:value-type="percentage" office:value="0.268109341116972" calcext:value-type="percentage">
            <text:p>27%</text:p>
          </table:table-cell>
          <table:table-cell office:value-type="percentage" office:value="0.297769553209684" calcext:value-type="percentage">
            <text:p>30%</text:p>
          </table:table-cell>
          <table:table-cell office:value-type="percentage" office:value="0.242982114756595" calcext:value-type="percentage">
            <text:p>2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78]+91" office:value-type="date" office:date-value="2038-05-03" calcext:value-type="date">
            <text:p>5/2038</text:p>
          </table:table-cell>
          <table:table-cell office:value-type="percentage" office:value="0.260013883532588" calcext:value-type="percentage">
            <text:p>26%</text:p>
          </table:table-cell>
          <table:table-cell office:value-type="percentage" office:value="0.304457056572336" calcext:value-type="percentage">
            <text:p>30%</text:p>
          </table:table-cell>
          <table:table-cell office:value-type="percentage" office:value="0.225120615061454" calcext:value-type="percentage">
            <text:p>2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79]+91" office:value-type="date" office:date-value="2038-08-02" calcext:value-type="date">
            <text:p>8/2038</text:p>
          </table:table-cell>
          <table:table-cell office:value-type="percentage" office:value="0.239079495093321" calcext:value-type="percentage">
            <text:p>24%</text:p>
          </table:table-cell>
          <table:table-cell office:value-type="percentage" office:value="0.315770712594648" calcext:value-type="percentage">
            <text:p>32%</text:p>
          </table:table-cell>
          <table:table-cell office:value-type="percentage" office:value="0.211156730234387" calcext:value-type="percentage">
            <text:p>21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80]+91" office:value-type="date" office:date-value="2038-11-01" calcext:value-type="date">
            <text:p>11/2038</text:p>
          </table:table-cell>
          <table:table-cell office:value-type="percentage" office:value="0.246937940855861" calcext:value-type="percentage">
            <text:p>25%</text:p>
          </table:table-cell>
          <table:table-cell office:value-type="percentage" office:value="0.301711144741375" calcext:value-type="percentage">
            <text:p>30%</text:p>
          </table:table-cell>
          <table:table-cell office:value-type="percentage" office:value="0.198412777672362" calcext:value-type="percentage">
            <text:p>20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81]+95" office:value-type="date" office:date-value="2039-02-04" calcext:value-type="date">
            <text:p>2/2039</text:p>
          </table:table-cell>
          <table:table-cell office:value-type="percentage" office:value="0.24246302592756" calcext:value-type="percentage">
            <text:p>24%</text:p>
          </table:table-cell>
          <table:table-cell office:value-type="percentage" office:value="0.283637300230385" calcext:value-type="percentage">
            <text:p>28%</text:p>
          </table:table-cell>
          <table:table-cell office:value-type="percentage" office:value="0.199393605104476" calcext:value-type="percentage">
            <text:p>20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82]+91" office:value-type="date" office:date-value="2039-05-06" calcext:value-type="date">
            <text:p>5/2039</text:p>
          </table:table-cell>
          <table:table-cell office:value-type="percentage" office:value="0.249795580378488" calcext:value-type="percentage">
            <text:p>25%</text:p>
          </table:table-cell>
          <table:table-cell office:value-type="percentage" office:value="0.272133867482015" calcext:value-type="percentage">
            <text:p>27%</text:p>
          </table:table-cell>
          <table:table-cell office:value-type="percentage" office:value="0.20577688685516" calcext:value-type="percentage">
            <text:p>21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83]+91" office:value-type="date" office:date-value="2039-08-05" calcext:value-type="date">
            <text:p>8/2039</text:p>
          </table:table-cell>
          <table:table-cell office:value-type="percentage" office:value="0.245312424599338" calcext:value-type="percentage">
            <text:p>25%</text:p>
          </table:table-cell>
          <table:table-cell office:value-type="percentage" office:value="0.258968732396734" calcext:value-type="percentage">
            <text:p>26%</text:p>
          </table:table-cell>
          <table:table-cell office:value-type="percentage" office:value="0.198463350771129" calcext:value-type="percentage">
            <text:p>20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84]+91" office:value-type="date" office:date-value="2039-11-04" calcext:value-type="date">
            <text:p>11/2039</text:p>
          </table:table-cell>
          <table:table-cell office:value-type="percentage" office:value="0.224110640979638" calcext:value-type="percentage">
            <text:p>22%</text:p>
          </table:table-cell>
          <table:table-cell office:value-type="percentage" office:value="0.266792497223308" calcext:value-type="percentage">
            <text:p>27%</text:p>
          </table:table-cell>
          <table:table-cell office:value-type="percentage" office:value="0.182442925992561" calcext:value-type="percentage">
            <text:p>18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85]+91" office:value-type="date" office:date-value="2040-02-03" calcext:value-type="date">
            <text:p>2/2040</text:p>
          </table:table-cell>
          <table:table-cell office:value-type="percentage" office:value="0.232643191551068" calcext:value-type="percentage">
            <text:p>23%</text:p>
          </table:table-cell>
          <table:table-cell office:value-type="percentage" office:value="0.275961774681294" calcext:value-type="percentage">
            <text:p>28%</text:p>
          </table:table-cell>
          <table:table-cell office:value-type="percentage" office:value="0.192340953775875" calcext:value-type="percentage">
            <text:p>19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86]+91" office:value-type="date" office:date-value="2040-05-04" calcext:value-type="date">
            <text:p>5/2040</text:p>
          </table:table-cell>
          <table:table-cell office:value-type="percentage" office:value="0.219083506096319" calcext:value-type="percentage">
            <text:p>22%</text:p>
          </table:table-cell>
          <table:table-cell office:value-type="percentage" office:value="0.293046420698352" calcext:value-type="percentage">
            <text:p>29%</text:p>
          </table:table-cell>
          <table:table-cell office:value-type="percentage" office:value="0.187321700336468" calcext:value-type="percentage">
            <text:p>19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87]+91" office:value-type="date" office:date-value="2040-08-03" calcext:value-type="date">
            <text:p>8/2040</text:p>
          </table:table-cell>
          <table:table-cell office:value-type="percentage" office:value="0.214350448326195" calcext:value-type="percentage">
            <text:p>21%</text:p>
          </table:table-cell>
          <table:table-cell office:value-type="percentage" office:value="0.295062161788706" calcext:value-type="percentage">
            <text:p>30%</text:p>
          </table:table-cell>
          <table:table-cell office:value-type="percentage" office:value="0.170206853221207" calcext:value-type="percentage">
            <text:p>17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88]+91" office:value-type="date" office:date-value="2040-11-02" calcext:value-type="date">
            <text:p>11/2040</text:p>
          </table:table-cell>
          <table:table-cell office:value-type="percentage" office:value="0.216555700036212" calcext:value-type="percentage">
            <text:p>22%</text:p>
          </table:table-cell>
          <table:table-cell office:value-type="percentage" office:value="0.283999716065512" calcext:value-type="percentage">
            <text:p>28%</text:p>
          </table:table-cell>
          <table:table-cell office:value-type="percentage" office:value="0.166467449928573" calcext:value-type="percentage">
            <text:p>17%</text:p>
          </table:table-cell>
          <table:table-cell office:value-type="percentage" office:value="0.316" calcext:value-type="percentage">
            <text:p>31.6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6P0"/>
    </number:currency-style>
    <number:number-style style:name="N127">
      <number:number number:decimal-places="5" loext:min-decimal-places="5" number:min-integer-digits="1"/>
    </number:number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3" loext:min-decimal-places="3" number:min-integer-digits="1" number:grouping="true"/>
    </number:number-style>
    <number:percentage-style style:name="N133">
      <number:number number:decimal-places="1" loext:min-decimal-places="1" number:min-integer-digits="1"/>
      <number:text>%</number:text>
    </number:percentage-style>
    <number:date-style style:name="N134" number:title="User-defined">
      <number:month/>
      <number:text>/</number:text>
      <number:year number:style="long"/>
    </number:date-style>
    <number:date-style style:name="N135"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0:06:11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eonardo Calcagno</meta:initial-creator>
    <meta:creation-date>2020-11-30T12:46:01.139000000</meta:creation-date>
    <dc:date>2020-12-01T10:15:18.536000000</dc:date>
    <dc:creator>Leonardo Calcagno</dc:creator>
    <meta:editing-duration>PT7H11S</meta:editing-duration>
    <meta:editing-cycles>11</meta:editing-cycles>
    <meta:generator>LibreOffice/6.3.3.2$Windows_X86_64 LibreOffice_project/a64200df03143b798afd1ec74a12ab50359878ed</meta:generator>
    <meta:document-statistic meta:table-count="2" meta:cell-count="69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3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33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3">
      <style:chart-properties chart:symbol-type="none" chart:link-data-style-to-source="true"/>
      <style:graphic-properties svg:stroke-width="0.102cm" svg:stroke-color="#dddddd" draw:fill-color="#dddddd" dr3d:edge-rounding="5%"/>
      <style:text-properties fo:font-size="10pt" style:font-size-asian="10pt" style:font-size-complex="10pt"/>
    </style:style>
    <style:style style:name="ch8" style:family="chart" style:data-style-name="N133">
      <style:chart-properties chart:symbol-type="none" chart:link-data-style-to-source="true"/>
      <style:graphic-properties svg:stroke-width="0.102cm" svg:stroke-color="#b2b2b2" draw:fill-color="#b2b2b2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one" chart:link-data-style-to-source="true"/>
      <style:graphic-properties svg:stroke-width="0.102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133">
      <style:chart-properties chart:symbol-type="none" chart:link-data-style-to-source="true"/>
      <style:graphic-properties svg:stroke-width="0.102cm" svg:stroke-color="#66ccff" draw:fill-color="#66ccff"/>
      <style:text-properties fo:font-size="10pt" style:font-size-asian="10pt" style:font-size-complex="10pt"/>
    </style:style>
    <style:style style:name="ch11" style:family="chart" style:data-style-name="N133">
      <style:chart-properties chart:symbol-type="none" chart:link-data-style-to-source="true"/>
      <style:graphic-properties svg:stroke-width="0.102cm" svg:stroke-color="#3399ff" draw:fill-color="#3399ff"/>
      <style:text-properties fo:font-size="10pt" style:font-size-asian="10pt" style:font-size-complex="10pt"/>
    </style:style>
    <style:style style:name="ch12" style:family="chart" style:data-style-name="N133">
      <style:chart-properties chart:symbol-type="none" chart:link-data-style-to-source="true"/>
      <style:graphic-properties svg:stroke-width="0.102cm" svg:stroke-color="#0066cc" draw:fill-color="#0066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 2 4 3 5" chart:style-name="ch1">
        <chart:legend chart:legend-position="end" svg:x="9.858cm" svg:y="2.36cm" style:legend-expansion="high" chart:style-name="ch2"/>
        <chart:plot-area chart:style-name="ch3" table:cell-range-address="Total_cost_IFE.A11:Total_cost_IFE.G31 Total_cost_IFE.B4:Total_cost_IFE.G4" chart:data-source-has-labels="both" svg:x="0.32cm" svg:y="-0.045cm" svg:width="9.416cm" svg:height="8.591cm">
          <chartooo:coordinate-region svg:x="1.391cm" svg:y="0.154cm" svg:width="8.146cm" svg:height="7.348cm"/>
          <chart:axis chart:dimension="x" chart:name="primary-x" chart:style-name="ch4" chartooo:axis-type="auto">
            <chartooo:date-scale/>
            <chart:categories table:cell-range-address="Total_cost_IFE.A11:Total_cost_IFE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_cost_IFE.C11:Total_cost_IFE.C31" chart:label-cell-address="Total_cost_IFE.C4:Total_cost_IFE.C4" chart:class="chart:line">
            <chart:data-point chart:repeated="21"/>
          </chart:series>
          <chart:series chart:style-name="ch8" chart:values-cell-range-address="Total_cost_IFE.B11:Total_cost_IFE.B31" chart:label-cell-address="Total_cost_IFE.B4:Total_cost_IFE.B4" chart:class="chart:line">
            <chart:data-point chart:repeated="21"/>
          </chart:series>
          <chart:series chart:style-name="ch9" chart:values-cell-range-address="Total_cost_IFE.D11:Total_cost_IFE.D31" chart:label-cell-address="Total_cost_IFE.D4:Total_cost_IFE.D4" chart:class="chart:line">
            <chart:data-point chart:repeated="21"/>
          </chart:series>
          <chart:series chart:style-name="ch10" chart:values-cell-range-address="Total_cost_IFE.F11:Total_cost_IFE.F31" chart:label-cell-address="Total_cost_IFE.F4:Total_cost_IFE.F4" chart:class="chart:line">
            <chart:data-point chart:repeated="21"/>
          </chart:series>
          <chart:series chart:style-name="ch11" chart:values-cell-range-address="Total_cost_IFE.E11:Total_cost_IFE.E31" chart:label-cell-address="Total_cost_IFE.E4:Total_cost_IFE.E4" chart:class="chart:line">
            <chart:data-point chart:repeated="21"/>
          </chart:series>
          <chart:series chart:style-name="ch12" chart:values-cell-range-address="Total_cost_IFE.G11:Total_cost_IFE.G31" chart:label-cell-address="Total_cost_IFE.G4:Total_cost_IFE.G4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, pension mobility indexation</text:p>
                <draw:g>
                  <svg:desc>Total_cost_IFE.C4:Total_cost_IFE.C4</svg:desc>
                </draw:g>
              </table:table-cell>
              <table:table-cell office:value-type="string">
                <text:p>Central, pension mobility indexation</text:p>
                <draw:g>
                  <svg:desc>Total_cost_IFE.B4:Total_cost_IFE.B4</svg:desc>
                </draw:g>
              </table:table-cell>
              <table:table-cell office:value-type="string">
                <text:p>High, pension mobility indexation</text:p>
                <draw:g>
                  <svg:desc>Total_cost_IFE.D4:Total_cost_IFE.D4</svg:desc>
                </draw:g>
              </table:table-cell>
              <table:table-cell office:value-type="string">
                <text:p>Low, CPI indexation</text:p>
                <draw:g>
                  <svg:desc>Total_cost_IFE.F4:Total_cost_IFE.F4</svg:desc>
                </draw:g>
              </table:table-cell>
              <table:table-cell office:value-type="string">
                <text:p>Central, CPI indexation</text:p>
                <draw:g>
                  <svg:desc>Total_cost_IFE.E4:Total_cost_IFE.E4</svg:desc>
                </draw:g>
              </table:table-cell>
              <table:table-cell office:value-type="string">
                <text:p>High, CPI indexation</text:p>
                <draw:g>
                  <svg:desc>Total_cost_IFE.G4:Total_cost_IFE.G4</svg:desc>
                </draw:g>
              </table:table-cell>
            </table:table-row>
          </table:table-header-rows>
          <table:table-rows>
            <table:table-row>
              <table:table-cell office:value-type="float" office:value="2020">
                <text:p>2020</text:p>
                <draw:g>
                  <svg:desc>Total_cost_IFE.A11:Total_cost_IFE.A31</svg:desc>
                </draw:g>
              </table:table-cell>
              <table:table-cell office:value-type="float" office:value="0.0141841466499286">
                <text:p>0.0141841466499286</text:p>
                <draw:g>
                  <svg:desc>Total_cost_IFE.C11:Total_cost_IFE.C31</svg:desc>
                </draw:g>
              </table:table-cell>
              <table:table-cell office:value-type="float" office:value="0.0141063967360071">
                <text:p>0.0141063967360071</text:p>
                <draw:g>
                  <svg:desc>Total_cost_IFE.B11:Total_cost_IFE.B31</svg:desc>
                </draw:g>
              </table:table-cell>
              <table:table-cell office:value-type="float" office:value="0.0140506212444606">
                <text:p>0.0140506212444606</text:p>
                <draw:g>
                  <svg:desc>Total_cost_IFE.D11:Total_cost_IFE.D31</svg:desc>
                </draw:g>
              </table:table-cell>
              <table:table-cell office:value-type="float" office:value="0.0141841466499286">
                <text:p>0.0141841466499286</text:p>
                <draw:g>
                  <svg:desc>Total_cost_IFE.F11:Total_cost_IFE.F31</svg:desc>
                </draw:g>
              </table:table-cell>
              <table:table-cell office:value-type="float" office:value="0.0141063967360071">
                <text:p>0.0141063967360071</text:p>
                <draw:g>
                  <svg:desc>Total_cost_IFE.E11:Total_cost_IFE.E31</svg:desc>
                </draw:g>
              </table:table-cell>
              <table:table-cell office:value-type="float" office:value="0.0140506212444606">
                <text:p>0.0140506212444606</text:p>
                <draw:g>
                  <svg:desc>Total_cost_IFE.G11:Total_cost_IFE.G31</svg:desc>
                </draw:g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016349982054878">
                <text:p>0.016349982054878</text:p>
              </table:table-cell>
              <table:table-cell office:value-type="float" office:value="0.0161757111574056">
                <text:p>0.0161757111574056</text:p>
              </table:table-cell>
              <table:table-cell office:value-type="float" office:value="0.0164815467365399">
                <text:p>0.0164815467365399</text:p>
              </table:table-cell>
              <table:table-cell office:value-type="float" office:value="0.0180602435010009">
                <text:p>0.0180602435010009</text:p>
              </table:table-cell>
              <table:table-cell office:value-type="float" office:value="0.0175232676561481">
                <text:p>0.0175232676561481</text:p>
              </table:table-cell>
              <table:table-cell office:value-type="float" office:value="0.0171038041344937">
                <text:p>0.0171038041344937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15787494444123">
                <text:p>0.015787494444123</text:p>
              </table:table-cell>
              <table:table-cell office:value-type="float" office:value="0.0156850060517337">
                <text:p>0.0156850060517337</text:p>
              </table:table-cell>
              <table:table-cell office:value-type="float" office:value="0.0161658946361221">
                <text:p>0.0161658946361221</text:p>
              </table:table-cell>
              <table:table-cell office:value-type="float" office:value="0.0164656367192849">
                <text:p>0.0164656367192849</text:p>
              </table:table-cell>
              <table:table-cell office:value-type="float" office:value="0.0157061677765343">
                <text:p>0.0157061677765343</text:p>
              </table:table-cell>
              <table:table-cell office:value-type="float" office:value="0.0150849119378508">
                <text:p>0.0150849119378508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154494642025071">
                <text:p>0.0154494642025071</text:p>
              </table:table-cell>
              <table:table-cell office:value-type="float" office:value="0.0153475073166182">
                <text:p>0.0153475073166182</text:p>
              </table:table-cell>
              <table:table-cell office:value-type="float" office:value="0.0161170267758087">
                <text:p>0.0161170267758087</text:p>
              </table:table-cell>
              <table:table-cell office:value-type="float" office:value="0.0151010858491885">
                <text:p>0.0151010858491885</text:p>
              </table:table-cell>
              <table:table-cell office:value-type="float" office:value="0.0143005337398666">
                <text:p>0.0143005337398666</text:p>
              </table:table-cell>
              <table:table-cell office:value-type="float" office:value="0.013682590799442">
                <text:p>0.013682590799442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0.0147654674250595">
                <text:p>0.0147654674250595</text:p>
              </table:table-cell>
              <table:table-cell office:value-type="float" office:value="0.0143718337792762">
                <text:p>0.0143718337792762</text:p>
              </table:table-cell>
              <table:table-cell office:value-type="float" office:value="0.0154837325150543">
                <text:p>0.0154837325150543</text:p>
              </table:table-cell>
              <table:table-cell office:value-type="float" office:value="0.0137197612590591">
                <text:p>0.0137197612590591</text:p>
              </table:table-cell>
              <table:table-cell office:value-type="float" office:value="0.012700989062044">
                <text:p>0.012700989062044</text:p>
              </table:table-cell>
              <table:table-cell office:value-type="float" office:value="0.0124335806776792">
                <text:p>0.0124335806776792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0.0141009787860313">
                <text:p>0.0141009787860313</text:p>
              </table:table-cell>
              <table:table-cell office:value-type="float" office:value="0.0141410405569229">
                <text:p>0.0141410405569229</text:p>
              </table:table-cell>
              <table:table-cell office:value-type="float" office:value="0.0144863058044799">
                <text:p>0.0144863058044799</text:p>
              </table:table-cell>
              <table:table-cell office:value-type="float" office:value="0.0126717463001885">
                <text:p>0.0126717463001885</text:p>
              </table:table-cell>
              <table:table-cell office:value-type="float" office:value="0.0120103186726855">
                <text:p>0.0120103186726855</text:p>
              </table:table-cell>
              <table:table-cell office:value-type="float" office:value="0.0111948895549466">
                <text:p>0.0111948895549466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0.0135926715878838">
                <text:p>0.0135926715878838</text:p>
              </table:table-cell>
              <table:table-cell office:value-type="float" office:value="0.0131248058912545">
                <text:p>0.0131248058912545</text:p>
              </table:table-cell>
              <table:table-cell office:value-type="float" office:value="0.0138325477360549">
                <text:p>0.0138325477360549</text:p>
              </table:table-cell>
              <table:table-cell office:value-type="float" office:value="0.0117753763127997">
                <text:p>0.0117753763127997</text:p>
              </table:table-cell>
              <table:table-cell office:value-type="float" office:value="0.0107244692130101">
                <text:p>0.0107244692130101</text:p>
              </table:table-cell>
              <table:table-cell office:value-type="float" office:value="0.00999401669637422">
                <text:p>0.00999401669637422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0.0130003057212883">
                <text:p>0.0130003057212883</text:p>
              </table:table-cell>
              <table:table-cell office:value-type="float" office:value="0.0127671872039539">
                <text:p>0.0127671872039539</text:p>
              </table:table-cell>
              <table:table-cell office:value-type="float" office:value="0.0128401023185566">
                <text:p>0.0128401023185566</text:p>
              </table:table-cell>
              <table:table-cell office:value-type="float" office:value="0.0108466579948689">
                <text:p>0.0108466579948689</text:p>
              </table:table-cell>
              <table:table-cell office:value-type="float" office:value="0.00999921603274715">
                <text:p>0.00999921603274715</text:p>
              </table:table-cell>
              <table:table-cell office:value-type="float" office:value="0.00882173359811552">
                <text:p>0.00882173359811552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0.0123602009061989">
                <text:p>0.0123602009061989</text:p>
              </table:table-cell>
              <table:table-cell office:value-type="float" office:value="0.0119286783135119">
                <text:p>0.0119286783135119</text:p>
              </table:table-cell>
              <table:table-cell office:value-type="float" office:value="0.0118318106924175">
                <text:p>0.0118318106924175</text:p>
              </table:table-cell>
              <table:table-cell office:value-type="float" office:value="0.0100155503962958">
                <text:p>0.0100155503962958</text:p>
              </table:table-cell>
              <table:table-cell office:value-type="float" office:value="0.00906460201724066">
                <text:p>0.00906460201724066</text:p>
              </table:table-cell>
              <table:table-cell office:value-type="float" office:value="0.00794140115333968">
                <text:p>0.00794140115333968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0.0115211514003939">
                <text:p>0.0115211514003939</text:p>
              </table:table-cell>
              <table:table-cell office:value-type="float" office:value="0.010719966260972">
                <text:p>0.010719966260972</text:p>
              </table:table-cell>
              <table:table-cell office:value-type="float" office:value="0.0107835862735425">
                <text:p>0.0107835862735425</text:p>
              </table:table-cell>
              <table:table-cell office:value-type="float" office:value="0.00916588019610529">
                <text:p>0.00916588019610529</text:p>
              </table:table-cell>
              <table:table-cell office:value-type="float" office:value="0.00801357192261246">
                <text:p>0.00801357192261246</text:p>
              </table:table-cell>
              <table:table-cell office:value-type="float" office:value="0.00709834706274648">
                <text:p>0.00709834706274648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0106435438566831">
                <text:p>0.0106435438566831</text:p>
              </table:table-cell>
              <table:table-cell office:value-type="float" office:value="0.0101305634086821">
                <text:p>0.0101305634086821</text:p>
              </table:table-cell>
              <table:table-cell office:value-type="float" office:value="0.00975442279657541">
                <text:p>0.00975442279657541</text:p>
              </table:table-cell>
              <table:table-cell office:value-type="float" office:value="0.00841522220120142">
                <text:p>0.00841522220120142</text:p>
              </table:table-cell>
              <table:table-cell office:value-type="float" office:value="0.00748649820156381">
                <text:p>0.00748649820156381</text:p>
              </table:table-cell>
              <table:table-cell office:value-type="float" office:value="0.0063167649282027">
                <text:p>0.0063167649282027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0.00965434561750395">
                <text:p>0.00965434561750395</text:p>
              </table:table-cell>
              <table:table-cell office:value-type="float" office:value="0.00878204670446025">
                <text:p>0.00878204670446025</text:p>
              </table:table-cell>
              <table:table-cell office:value-type="float" office:value="0.00843884191029965">
                <text:p>0.00843884191029965</text:p>
              </table:table-cell>
              <table:table-cell office:value-type="float" office:value="0.00758361269093719">
                <text:p>0.00758361269093719</text:p>
              </table:table-cell>
              <table:table-cell office:value-type="float" office:value="0.00642170276011857">
                <text:p>0.00642170276011857</text:p>
              </table:table-cell>
              <table:table-cell office:value-type="float" office:value="0.00538081093868968">
                <text:p>0.00538081093868968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0.00856759100233231">
                <text:p>0.00856759100233231</text:p>
              </table:table-cell>
              <table:table-cell office:value-type="float" office:value="0.00749868325904135">
                <text:p>0.00749868325904135</text:p>
              </table:table-cell>
              <table:table-cell office:value-type="float" office:value="0.00743048519797928">
                <text:p>0.00743048519797928</text:p>
              </table:table-cell>
              <table:table-cell office:value-type="float" office:value="0.00671358682572768">
                <text:p>0.00671358682572768</text:p>
              </table:table-cell>
              <table:table-cell office:value-type="float" office:value="0.00545514816244441">
                <text:p>0.00545514816244441</text:p>
              </table:table-cell>
              <table:table-cell office:value-type="float" office:value="0.0046662905882122">
                <text:p>0.0046662905882122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0.00775156985335306">
                <text:p>0.00775156985335306</text:p>
              </table:table-cell>
              <table:table-cell office:value-type="float" office:value="0.00627813971421872">
                <text:p>0.00627813971421872</text:p>
              </table:table-cell>
              <table:table-cell office:value-type="float" office:value="0.00655846776299555">
                <text:p>0.00655846776299555</text:p>
              </table:table-cell>
              <table:table-cell office:value-type="float" office:value="0.00607887404470049">
                <text:p>0.00607887404470049</text:p>
              </table:table-cell>
              <table:table-cell office:value-type="float" office:value="0.00455443769069689">
                <text:p>0.00455443769069689</text:p>
              </table:table-cell>
              <table:table-cell office:value-type="float" office:value="0.00406903863310932">
                <text:p>0.00406903863310932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0.00651065921425829">
                <text:p>0.00651065921425829</text:p>
              </table:table-cell>
              <table:table-cell office:value-type="float" office:value="0.00539038708970539">
                <text:p>0.00539038708970539</text:p>
              </table:table-cell>
              <table:table-cell office:value-type="float" office:value="0.00557113970373924">
                <text:p>0.00557113970373924</text:p>
              </table:table-cell>
              <table:table-cell office:value-type="float" office:value="0.00507671963932265">
                <text:p>0.00507671963932265</text:p>
              </table:table-cell>
              <table:table-cell office:value-type="float" office:value="0.00388396526383695">
                <text:p>0.00388396526383695</text:p>
              </table:table-cell>
              <table:table-cell office:value-type="float" office:value="0.00341649272144388">
                <text:p>0.00341649272144388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0.00545519997141694">
                <text:p>0.00545519997141694</text:p>
              </table:table-cell>
              <table:table-cell office:value-type="float" office:value="0.00483533384733922">
                <text:p>0.00483533384733922</text:p>
              </table:table-cell>
              <table:table-cell office:value-type="float" office:value="0.00446003770439437">
                <text:p>0.00446003770439437</text:p>
              </table:table-cell>
              <table:table-cell office:value-type="float" office:value="0.00423871312549484">
                <text:p>0.00423871312549484</text:p>
              </table:table-cell>
              <table:table-cell office:value-type="float" office:value="0.00345375300722289">
                <text:p>0.00345375300722289</text:p>
              </table:table-cell>
              <table:table-cell office:value-type="float" office:value="0.00271037273306237">
                <text:p>0.00271037273306237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0.0049403599949578">
                <text:p>0.0049403599949578</text:p>
              </table:table-cell>
              <table:table-cell office:value-type="float" office:value="0.00402917824224559">
                <text:p>0.00402917824224559</text:p>
              </table:table-cell>
              <table:table-cell office:value-type="float" office:value="0.00367189652025744">
                <text:p>0.00367189652025744</text:p>
              </table:table-cell>
              <table:table-cell office:value-type="float" office:value="0.00382728281983137">
                <text:p>0.00382728281983137</text:p>
              </table:table-cell>
              <table:table-cell office:value-type="float" office:value="0.00286035212178349">
                <text:p>0.00286035212178349</text:p>
              </table:table-cell>
              <table:table-cell office:value-type="float" office:value="0.00220793677123596">
                <text:p>0.00220793677123596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0.00443582532488813">
                <text:p>0.00443582532488813</text:p>
              </table:table-cell>
              <table:table-cell office:value-type="float" office:value="0.00338848279315214">
                <text:p>0.00338848279315214</text:p>
              </table:table-cell>
              <table:table-cell office:value-type="float" office:value="0.00305699262651714">
                <text:p>0.00305699262651714</text:p>
              </table:table-cell>
              <table:table-cell office:value-type="float" office:value="0.00343217864193465">
                <text:p>0.00343217864193465</text:p>
              </table:table-cell>
              <table:table-cell office:value-type="float" office:value="0.00239213262341426">
                <text:p>0.00239213262341426</text:p>
              </table:table-cell>
              <table:table-cell office:value-type="float" office:value="0.00182220663458576">
                <text:p>0.00182220663458576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0.00386128449242074">
                <text:p>0.00386128449242074</text:p>
              </table:table-cell>
              <table:table-cell office:value-type="float" office:value="0.00285739488832858">
                <text:p>0.00285739488832858</text:p>
              </table:table-cell>
              <table:table-cell office:value-type="float" office:value="0.00246222425725677">
                <text:p>0.00246222425725677</text:p>
              </table:table-cell>
              <table:table-cell office:value-type="float" office:value="0.00298147781429846">
                <text:p>0.00298147781429846</text:p>
              </table:table-cell>
              <table:table-cell office:value-type="float" office:value="0.00200471539919236">
                <text:p>0.00200471539919236</text:p>
              </table:table-cell>
              <table:table-cell office:value-type="float" office:value="0.00145683189673947">
                <text:p>0.00145683189673947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0.00296993783879535">
                <text:p>0.00296993783879535</text:p>
              </table:table-cell>
              <table:table-cell office:value-type="float" office:value="0.00236107895917098">
                <text:p>0.00236107895917098</text:p>
              </table:table-cell>
              <table:table-cell office:value-type="float" office:value="0.00192748476528471">
                <text:p>0.00192748476528471</text:p>
              </table:table-cell>
              <table:table-cell office:value-type="float" office:value="0.00229166343469404">
                <text:p>0.00229166343469404</text:p>
              </table:table-cell>
              <table:table-cell office:value-type="float" office:value="0.00164672269519765">
                <text:p>0.00164672269519765</text:p>
              </table:table-cell>
              <table:table-cell office:value-type="float" office:value="0.00112893645245504">
                <text:p>0.00112893645245504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0277730987086722">
                <text:p>0.00277730987086722</text:p>
              </table:table-cell>
              <table:table-cell office:value-type="float" office:value="0.00187948019915472">
                <text:p>0.00187948019915472</text:p>
              </table:table-cell>
              <table:table-cell office:value-type="float" office:value="0.00153399804896583">
                <text:p>0.00153399804896583</text:p>
              </table:table-cell>
              <table:table-cell office:value-type="float" office:value="0.00215356943608728">
                <text:p>0.00215356943608728</text:p>
              </table:table-cell>
              <table:table-cell office:value-type="float" office:value="0.00130591337324554">
                <text:p>0.00130591337324554</text:p>
              </table:table-cell>
              <table:table-cell office:value-type="float" office:value="0.000888777744925233">
                <text:p>0.000888777744925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percentage-style style:name="N133">
      <number:number number:decimal-places="1" loext:min-decimal-places="1" number:min-integer-digits="1"/>
      <number:text>%</number:text>
    </number:percentage-style>
    <number:date-style style:name="N135"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35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inimum="0.1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09cm" svg:y="3.454cm" style:legend-expansion="high" chart:style-name="ch2"/>
        <chart:plot-area chart:style-name="ch3" table:cell-range-address="IFE_coverage.B6:IFE_coverage.F89" chart:data-source-has-labels="both" svg:x="0.32cm" svg:y="0.18cm" svg:width="11.569cm" svg:height="8.64cm">
          <chartooo:coordinate-region svg:x="1.285cm" svg:y="0.38cm" svg:width="10.443cm" svg:height="7.793cm"/>
          <chart:axis chart:dimension="x" chart:name="primary-x" chart:style-name="ch4" chartooo:axis-type="auto">
            <chartooo:date-scale/>
            <chart:categories table:cell-range-address="IFE_coverage.B7:IFE_coverage.B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FE_coverage.C7:IFE_coverage.C89" chart:label-cell-address="IFE_coverage.C6:IFE_coverage.C6" chart:class="chart:line">
            <chart:data-point chart:repeated="83"/>
          </chart:series>
          <chart:series chart:style-name="ch8" chart:values-cell-range-address="IFE_coverage.D7:IFE_coverage.D89" chart:label-cell-address="IFE_coverage.D6:IFE_coverage.D6" chart:class="chart:line">
            <chart:data-point chart:repeated="83"/>
          </chart:series>
          <chart:series chart:style-name="ch9" chart:values-cell-range-address="IFE_coverage.E7:IFE_coverage.E89" chart:label-cell-address="IFE_coverage.E6:IFE_coverage.E6" chart:class="chart:line">
            <chart:data-point chart:repeated="83"/>
          </chart:series>
          <chart:series chart:style-name="ch10" chart:values-cell-range-address="IFE_coverage.F7:IFE_coverage.F89" chart:label-cell-address="IFE_coverage.F6:IFE_coverage.F6" chart:class="chart:line">
            <chart:data-point chart:repeated="8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al</text:p>
                <draw:g>
                  <svg:desc>IFE_coverage.C6:IFE_coverage.C6</svg:desc>
                </draw:g>
              </table:table-cell>
              <table:table-cell office:value-type="string">
                <text:p>Low</text:p>
                <draw:g>
                  <svg:desc>IFE_coverage.D6:IFE_coverage.D6</svg:desc>
                </draw:g>
              </table:table-cell>
              <table:table-cell office:value-type="string">
                <text:p>High</text:p>
                <draw:g>
                  <svg:desc>IFE_coverage.E6:IFE_coverage.E6</svg:desc>
                </draw:g>
              </table:table-cell>
              <table:table-cell office:value-type="string">
                <text:p>IFE 1 coverage</text:p>
                <draw:g>
                  <svg:desc>IFE_coverage.F6:IFE_coverage.F6</svg:desc>
                </draw:g>
              </table:table-cell>
            </table:table-row>
          </table:table-header-rows>
          <table:table-rows>
            <table:table-row>
              <table:table-cell office:value-type="float" office:value="43983">
                <text:p>43983</text:p>
                <draw:g>
                  <svg:desc>IFE_coverage.B7:IFE_coverage.B89</svg:desc>
                </draw:g>
              </table:table-cell>
              <table:table-cell office:value-type="float" office:value="0.361656626002208">
                <text:p>0.361656626002208</text:p>
                <draw:g>
                  <svg:desc>IFE_coverage.C7:IFE_coverage.C89</svg:desc>
                </draw:g>
              </table:table-cell>
              <table:table-cell office:value-type="float" office:value="0.362162199834824">
                <text:p>0.362162199834824</text:p>
                <draw:g>
                  <svg:desc>IFE_coverage.D7:IFE_coverage.D89</svg:desc>
                </draw:g>
              </table:table-cell>
              <table:table-cell office:value-type="float" office:value="0.361656626002208">
                <text:p>0.361656626002208</text:p>
                <draw:g>
                  <svg:desc>IFE_coverage.E7:IFE_coverage.E89</svg:desc>
                </draw:g>
              </table:table-cell>
              <table:table-cell office:value-type="float" office:value="0.316">
                <text:p>0.316</text:p>
                <draw:g>
                  <svg:desc>IFE_coverage.F7:IFE_coverage.F89</svg:desc>
                </draw:g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351472665243552">
                <text:p>0.351472665243552</text:p>
              </table:table-cell>
              <table:table-cell office:value-type="float" office:value="0.351436730131205">
                <text:p>0.351436730131205</text:p>
              </table:table-cell>
              <table:table-cell office:value-type="float" office:value="0.351472665243552">
                <text:p>0.35147266524355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344130001445934">
                <text:p>0.344130001445934</text:p>
              </table:table-cell>
              <table:table-cell office:value-type="float" office:value="0.345133288073566">
                <text:p>0.345133288073566</text:p>
              </table:table-cell>
              <table:table-cell office:value-type="float" office:value="0.344286249681767">
                <text:p>0.34428624968176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.333879068662831">
                <text:p>0.333879068662831</text:p>
              </table:table-cell>
              <table:table-cell office:value-type="float" office:value="0.33548331064339">
                <text:p>0.33548331064339</text:p>
              </table:table-cell>
              <table:table-cell office:value-type="float" office:value="0.336470321930656">
                <text:p>0.33647032193065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0.329684878212077">
                <text:p>0.329684878212077</text:p>
              </table:table-cell>
              <table:table-cell office:value-type="float" office:value="0.33016318672287">
                <text:p>0.33016318672287</text:p>
              </table:table-cell>
              <table:table-cell office:value-type="float" office:value="0.330428826032204">
                <text:p>0.33042882603220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0.335405659827734">
                <text:p>0.335405659827734</text:p>
              </table:table-cell>
              <table:table-cell office:value-type="float" office:value="0.336391722221455">
                <text:p>0.336391722221455</text:p>
              </table:table-cell>
              <table:table-cell office:value-type="float" office:value="0.335913134101473">
                <text:p>0.33591313410147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0.342584445464945">
                <text:p>0.342584445464945</text:p>
              </table:table-cell>
              <table:table-cell office:value-type="float" office:value="0.343373202926593">
                <text:p>0.343373202926593</text:p>
              </table:table-cell>
              <table:table-cell office:value-type="float" office:value="0.342425394411709">
                <text:p>0.34242539441170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609">
                <text:p>44609</text:p>
              </table:table-cell>
              <table:table-cell office:value-type="float" office:value="0.332352976183391">
                <text:p>0.332352976183391</text:p>
              </table:table-cell>
              <table:table-cell office:value-type="float" office:value="0.334192209719067">
                <text:p>0.334192209719067</text:p>
              </table:table-cell>
              <table:table-cell office:value-type="float" office:value="0.33195808310299">
                <text:p>0.3319580831029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0.336507384068887">
                <text:p>0.336507384068887</text:p>
              </table:table-cell>
              <table:table-cell office:value-type="float" office:value="0.342128025591588">
                <text:p>0.342128025591588</text:p>
              </table:table-cell>
              <table:table-cell office:value-type="float" office:value="0.335117662354022">
                <text:p>0.33511766235402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0.328765289821484">
                <text:p>0.328765289821484</text:p>
              </table:table-cell>
              <table:table-cell office:value-type="float" office:value="0.334001790510295">
                <text:p>0.334001790510295</text:p>
              </table:table-cell>
              <table:table-cell office:value-type="float" office:value="0.332029770627851">
                <text:p>0.33202977062785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0.339421602607341">
                <text:p>0.339421602607341</text:p>
              </table:table-cell>
              <table:table-cell office:value-type="float" office:value="0.342578204956312">
                <text:p>0.342578204956312</text:p>
              </table:table-cell>
              <table:table-cell office:value-type="float" office:value="0.333788913945359">
                <text:p>0.33378891394535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0.339885267137679">
                <text:p>0.339885267137679</text:p>
              </table:table-cell>
              <table:table-cell office:value-type="float" office:value="0.343012574797327">
                <text:p>0.343012574797327</text:p>
              </table:table-cell>
              <table:table-cell office:value-type="float" office:value="0.333335886571541">
                <text:p>0.33333588657154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0.341334684147073">
                <text:p>0.341334684147073</text:p>
              </table:table-cell>
              <table:table-cell office:value-type="float" office:value="0.344389173250955">
                <text:p>0.344389173250955</text:p>
              </table:table-cell>
              <table:table-cell office:value-type="float" office:value="0.343507164119521">
                <text:p>0.34350716411952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0.339371154709699">
                <text:p>0.339371154709699</text:p>
              </table:table-cell>
              <table:table-cell office:value-type="float" office:value="0.347573742363374">
                <text:p>0.347573742363374</text:p>
              </table:table-cell>
              <table:table-cell office:value-type="float" office:value="0.337227310904046">
                <text:p>0.33722731090404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0.337371536614608">
                <text:p>0.337371536614608</text:p>
              </table:table-cell>
              <table:table-cell office:value-type="float" office:value="0.359904510708409">
                <text:p>0.359904510708409</text:p>
              </table:table-cell>
              <table:table-cell office:value-type="float" office:value="0.342735463426946">
                <text:p>0.34273546342694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0.325680069574295">
                <text:p>0.325680069574295</text:p>
              </table:table-cell>
              <table:table-cell office:value-type="float" office:value="0.352377799957746">
                <text:p>0.352377799957746</text:p>
              </table:table-cell>
              <table:table-cell office:value-type="float" office:value="0.348820187179571">
                <text:p>0.34882018717957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0.332946384882447">
                <text:p>0.332946384882447</text:p>
              </table:table-cell>
              <table:table-cell office:value-type="float" office:value="0.348051374296898">
                <text:p>0.348051374296898</text:p>
              </table:table-cell>
              <table:table-cell office:value-type="float" office:value="0.349460587513763">
                <text:p>0.34946058751376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0.341330281099373">
                <text:p>0.341330281099373</text:p>
              </table:table-cell>
              <table:table-cell office:value-type="float" office:value="0.348188757217753">
                <text:p>0.348188757217753</text:p>
              </table:table-cell>
              <table:table-cell office:value-type="float" office:value="0.337838112858027">
                <text:p>0.33783811285802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0.345998175669363">
                <text:p>0.345998175669363</text:p>
              </table:table-cell>
              <table:table-cell office:value-type="float" office:value="0.354152505527419">
                <text:p>0.354152505527419</text:p>
              </table:table-cell>
              <table:table-cell office:value-type="float" office:value="0.345154400835079">
                <text:p>0.34515440083507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0.350141737946117">
                <text:p>0.350141737946117</text:p>
              </table:table-cell>
              <table:table-cell office:value-type="float" office:value="0.353236420234695">
                <text:p>0.353236420234695</text:p>
              </table:table-cell>
              <table:table-cell office:value-type="float" office:value="0.34326561622241">
                <text:p>0.3432656162224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0.3617110243256">
                <text:p>0.3617110243256</text:p>
              </table:table-cell>
              <table:table-cell office:value-type="float" office:value="0.358113197837133">
                <text:p>0.358113197837133</text:p>
              </table:table-cell>
              <table:table-cell office:value-type="float" office:value="0.355025244417027">
                <text:p>0.35502524441702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0.346333252346021">
                <text:p>0.346333252346021</text:p>
              </table:table-cell>
              <table:table-cell office:value-type="float" office:value="0.354441993580114">
                <text:p>0.354441993580114</text:p>
              </table:table-cell>
              <table:table-cell office:value-type="float" office:value="0.347515291168422">
                <text:p>0.34751529116842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0.357844835028139">
                <text:p>0.357844835028139</text:p>
              </table:table-cell>
              <table:table-cell office:value-type="float" office:value="0.356762458996515">
                <text:p>0.356762458996515</text:p>
              </table:table-cell>
              <table:table-cell office:value-type="float" office:value="0.350000628638244">
                <text:p>0.35000062863824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065">
                <text:p>46065</text:p>
              </table:table-cell>
              <table:table-cell office:value-type="float" office:value="0.35071516142215">
                <text:p>0.35071516142215</text:p>
              </table:table-cell>
              <table:table-cell office:value-type="float" office:value="0.365087229298923">
                <text:p>0.365087229298923</text:p>
              </table:table-cell>
              <table:table-cell office:value-type="float" office:value="0.353265281272831">
                <text:p>0.35326528127283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156">
                <text:p>46156</text:p>
              </table:table-cell>
              <table:table-cell office:value-type="float" office:value="0.346091015546656">
                <text:p>0.346091015546656</text:p>
              </table:table-cell>
              <table:table-cell office:value-type="float" office:value="0.36113205628476">
                <text:p>0.36113205628476</text:p>
              </table:table-cell>
              <table:table-cell office:value-type="float" office:value="0.358531184080982">
                <text:p>0.35853118408098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247">
                <text:p>46247</text:p>
              </table:table-cell>
              <table:table-cell office:value-type="float" office:value="0.350150353770329">
                <text:p>0.350150353770329</text:p>
              </table:table-cell>
              <table:table-cell office:value-type="float" office:value="0.362154075963282">
                <text:p>0.362154075963282</text:p>
              </table:table-cell>
              <table:table-cell office:value-type="float" office:value="0.346110081010088">
                <text:p>0.34611008101008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338">
                <text:p>46338</text:p>
              </table:table-cell>
              <table:table-cell office:value-type="float" office:value="0.354884818705676">
                <text:p>0.354884818705676</text:p>
              </table:table-cell>
              <table:table-cell office:value-type="float" office:value="0.368635838434496">
                <text:p>0.368635838434496</text:p>
              </table:table-cell>
              <table:table-cell office:value-type="float" office:value="0.336810908198078">
                <text:p>0.33681090819807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429">
                <text:p>46429</text:p>
              </table:table-cell>
              <table:table-cell office:value-type="float" office:value="0.360087989330608">
                <text:p>0.360087989330608</text:p>
              </table:table-cell>
              <table:table-cell office:value-type="float" office:value="0.368325178430043">
                <text:p>0.368325178430043</text:p>
              </table:table-cell>
              <table:table-cell office:value-type="float" office:value="0.34779611034125">
                <text:p>0.3477961103412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520">
                <text:p>46520</text:p>
              </table:table-cell>
              <table:table-cell office:value-type="float" office:value="0.35985354464043">
                <text:p>0.35985354464043</text:p>
              </table:table-cell>
              <table:table-cell office:value-type="float" office:value="0.361515890452664">
                <text:p>0.361515890452664</text:p>
              </table:table-cell>
              <table:table-cell office:value-type="float" office:value="0.346732270398961">
                <text:p>0.34673227039896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611">
                <text:p>46611</text:p>
              </table:table-cell>
              <table:table-cell office:value-type="float" office:value="0.363807488118096">
                <text:p>0.363807488118096</text:p>
              </table:table-cell>
              <table:table-cell office:value-type="float" office:value="0.367747959791666">
                <text:p>0.367747959791666</text:p>
              </table:table-cell>
              <table:table-cell office:value-type="float" office:value="0.337626637765475">
                <text:p>0.33762663776547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702">
                <text:p>46702</text:p>
              </table:table-cell>
              <table:table-cell office:value-type="float" office:value="0.362218895951382">
                <text:p>0.362218895951382</text:p>
              </table:table-cell>
              <table:table-cell office:value-type="float" office:value="0.371514112095728">
                <text:p>0.371514112095728</text:p>
              </table:table-cell>
              <table:table-cell office:value-type="float" office:value="0.335779573213914">
                <text:p>0.33577957321391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793">
                <text:p>46793</text:p>
              </table:table-cell>
              <table:table-cell office:value-type="float" office:value="0.364606371055764">
                <text:p>0.364606371055764</text:p>
              </table:table-cell>
              <table:table-cell office:value-type="float" office:value="0.377435772729171">
                <text:p>0.377435772729171</text:p>
              </table:table-cell>
              <table:table-cell office:value-type="float" office:value="0.340493080776764">
                <text:p>0.34049308077676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884">
                <text:p>46884</text:p>
              </table:table-cell>
              <table:table-cell office:value-type="float" office:value="0.37144790131235">
                <text:p>0.37144790131235</text:p>
              </table:table-cell>
              <table:table-cell office:value-type="float" office:value="0.383107197513361">
                <text:p>0.383107197513361</text:p>
              </table:table-cell>
              <table:table-cell office:value-type="float" office:value="0.345658602741274">
                <text:p>0.34565860274127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975">
                <text:p>46975</text:p>
              </table:table-cell>
              <table:table-cell office:value-type="float" office:value="0.355552470937111">
                <text:p>0.355552470937111</text:p>
              </table:table-cell>
              <table:table-cell office:value-type="float" office:value="0.368160588395227">
                <text:p>0.368160588395227</text:p>
              </table:table-cell>
              <table:table-cell office:value-type="float" office:value="0.346766673139026">
                <text:p>0.34676667313902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066">
                <text:p>47066</text:p>
              </table:table-cell>
              <table:table-cell office:value-type="float" office:value="0.361500598437296">
                <text:p>0.361500598437296</text:p>
              </table:table-cell>
              <table:table-cell office:value-type="float" office:value="0.361258370761005">
                <text:p>0.361258370761005</text:p>
              </table:table-cell>
              <table:table-cell office:value-type="float" office:value="0.350654441595832">
                <text:p>0.35065444159583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157">
                <text:p>47157</text:p>
              </table:table-cell>
              <table:table-cell office:value-type="float" office:value="0.350494018055063">
                <text:p>0.350494018055063</text:p>
              </table:table-cell>
              <table:table-cell office:value-type="float" office:value="0.361401806699261">
                <text:p>0.361401806699261</text:p>
              </table:table-cell>
              <table:table-cell office:value-type="float" office:value="0.341434342935773">
                <text:p>0.34143434293577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248">
                <text:p>47248</text:p>
              </table:table-cell>
              <table:table-cell office:value-type="float" office:value="0.353379550667038">
                <text:p>0.353379550667038</text:p>
              </table:table-cell>
              <table:table-cell office:value-type="float" office:value="0.373386043424264">
                <text:p>0.373386043424264</text:p>
              </table:table-cell>
              <table:table-cell office:value-type="float" office:value="0.350536732480696">
                <text:p>0.35053673248069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339">
                <text:p>47339</text:p>
              </table:table-cell>
              <table:table-cell office:value-type="float" office:value="0.3573981191436">
                <text:p>0.3573981191436</text:p>
              </table:table-cell>
              <table:table-cell office:value-type="float" office:value="0.37415744713287">
                <text:p>0.37415744713287</text:p>
              </table:table-cell>
              <table:table-cell office:value-type="float" office:value="0.346032577594334">
                <text:p>0.34603257759433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430">
                <text:p>47430</text:p>
              </table:table-cell>
              <table:table-cell office:value-type="float" office:value="0.358324103399349">
                <text:p>0.358324103399349</text:p>
              </table:table-cell>
              <table:table-cell office:value-type="float" office:value="0.372949716177109">
                <text:p>0.372949716177109</text:p>
              </table:table-cell>
              <table:table-cell office:value-type="float" office:value="0.343145247466877">
                <text:p>0.34314524746687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521">
                <text:p>47521</text:p>
              </table:table-cell>
              <table:table-cell office:value-type="float" office:value="0.367425166295158">
                <text:p>0.367425166295158</text:p>
              </table:table-cell>
              <table:table-cell office:value-type="float" office:value="0.370747390232203">
                <text:p>0.370747390232203</text:p>
              </table:table-cell>
              <table:table-cell office:value-type="float" office:value="0.348112123610456">
                <text:p>0.34811212361045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612">
                <text:p>47612</text:p>
              </table:table-cell>
              <table:table-cell office:value-type="float" office:value="0.369510224260104">
                <text:p>0.369510224260104</text:p>
              </table:table-cell>
              <table:table-cell office:value-type="float" office:value="0.369283423439278">
                <text:p>0.369283423439278</text:p>
              </table:table-cell>
              <table:table-cell office:value-type="float" office:value="0.348902751573823">
                <text:p>0.34890275157382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703">
                <text:p>47703</text:p>
              </table:table-cell>
              <table:table-cell office:value-type="float" office:value="0.368090377520494">
                <text:p>0.368090377520494</text:p>
              </table:table-cell>
              <table:table-cell office:value-type="float" office:value="0.380314237278504">
                <text:p>0.380314237278504</text:p>
              </table:table-cell>
              <table:table-cell office:value-type="float" office:value="0.344501287574198">
                <text:p>0.34450128757419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794">
                <text:p>47794</text:p>
              </table:table-cell>
              <table:table-cell office:value-type="float" office:value="0.359787303450442">
                <text:p>0.359787303450442</text:p>
              </table:table-cell>
              <table:table-cell office:value-type="float" office:value="0.36379049776276">
                <text:p>0.36379049776276</text:p>
              </table:table-cell>
              <table:table-cell office:value-type="float" office:value="0.340476030125196">
                <text:p>0.34047603012519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885">
                <text:p>47885</text:p>
              </table:table-cell>
              <table:table-cell office:value-type="float" office:value="0.360535445168237">
                <text:p>0.360535445168237</text:p>
              </table:table-cell>
              <table:table-cell office:value-type="float" office:value="0.367502571345874">
                <text:p>0.367502571345874</text:p>
              </table:table-cell>
              <table:table-cell office:value-type="float" office:value="0.342494974674251">
                <text:p>0.34249497467425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976">
                <text:p>47976</text:p>
              </table:table-cell>
              <table:table-cell office:value-type="float" office:value="0.34996022212595">
                <text:p>0.34996022212595</text:p>
              </table:table-cell>
              <table:table-cell office:value-type="float" office:value="0.370847468611774">
                <text:p>0.370847468611774</text:p>
              </table:table-cell>
              <table:table-cell office:value-type="float" office:value="0.331194784440548">
                <text:p>0.33119478444054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067">
                <text:p>48067</text:p>
              </table:table-cell>
              <table:table-cell office:value-type="float" office:value="0.349783922624332">
                <text:p>0.349783922624332</text:p>
              </table:table-cell>
              <table:table-cell office:value-type="float" office:value="0.364880764121703">
                <text:p>0.364880764121703</text:p>
              </table:table-cell>
              <table:table-cell office:value-type="float" office:value="0.333524860752168">
                <text:p>0.33352486075216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158">
                <text:p>48158</text:p>
              </table:table-cell>
              <table:table-cell office:value-type="float" office:value="0.344324567006018">
                <text:p>0.344324567006018</text:p>
              </table:table-cell>
              <table:table-cell office:value-type="float" office:value="0.370317151190826">
                <text:p>0.370317151190826</text:p>
              </table:table-cell>
              <table:table-cell office:value-type="float" office:value="0.318745270365042">
                <text:p>0.31874527036504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249">
                <text:p>48249</text:p>
              </table:table-cell>
              <table:table-cell office:value-type="float" office:value="0.349150129187064">
                <text:p>0.349150129187064</text:p>
              </table:table-cell>
              <table:table-cell office:value-type="float" office:value="0.36012629157132">
                <text:p>0.36012629157132</text:p>
              </table:table-cell>
              <table:table-cell office:value-type="float" office:value="0.322525471764269">
                <text:p>0.32252547176426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340">
                <text:p>48340</text:p>
              </table:table-cell>
              <table:table-cell office:value-type="float" office:value="0.340114175236415">
                <text:p>0.340114175236415</text:p>
              </table:table-cell>
              <table:table-cell office:value-type="float" office:value="0.362720849540868">
                <text:p>0.362720849540868</text:p>
              </table:table-cell>
              <table:table-cell office:value-type="float" office:value="0.329146750293619">
                <text:p>0.32914675029361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431">
                <text:p>48431</text:p>
              </table:table-cell>
              <table:table-cell office:value-type="float" office:value="0.323068327213272">
                <text:p>0.323068327213272</text:p>
              </table:table-cell>
              <table:table-cell office:value-type="float" office:value="0.35859526053208">
                <text:p>0.35859526053208</text:p>
              </table:table-cell>
              <table:table-cell office:value-type="float" office:value="0.313657955451002">
                <text:p>0.31365795545100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522">
                <text:p>48522</text:p>
              </table:table-cell>
              <table:table-cell office:value-type="float" office:value="0.31519750151594">
                <text:p>0.31519750151594</text:p>
              </table:table-cell>
              <table:table-cell office:value-type="float" office:value="0.356871541508911">
                <text:p>0.356871541508911</text:p>
              </table:table-cell>
              <table:table-cell office:value-type="float" office:value="0.321228005174343">
                <text:p>0.32122800517434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613">
                <text:p>48613</text:p>
              </table:table-cell>
              <table:table-cell office:value-type="float" office:value="0.312783368451646">
                <text:p>0.312783368451646</text:p>
              </table:table-cell>
              <table:table-cell office:value-type="float" office:value="0.36957622916769">
                <text:p>0.36957622916769</text:p>
              </table:table-cell>
              <table:table-cell office:value-type="float" office:value="0.314477520324338">
                <text:p>0.31447752032433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704">
                <text:p>48704</text:p>
              </table:table-cell>
              <table:table-cell office:value-type="float" office:value="0.30428592400954">
                <text:p>0.30428592400954</text:p>
              </table:table-cell>
              <table:table-cell office:value-type="float" office:value="0.360172150174254">
                <text:p>0.360172150174254</text:p>
              </table:table-cell>
              <table:table-cell office:value-type="float" office:value="0.3037453947356">
                <text:p>0.303745394735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795">
                <text:p>48795</text:p>
              </table:table-cell>
              <table:table-cell office:value-type="float" office:value="0.304398628974403">
                <text:p>0.304398628974403</text:p>
              </table:table-cell>
              <table:table-cell office:value-type="float" office:value="0.350392738956299">
                <text:p>0.350392738956299</text:p>
              </table:table-cell>
              <table:table-cell office:value-type="float" office:value="0.314293189404987">
                <text:p>0.31429318940498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886">
                <text:p>48886</text:p>
              </table:table-cell>
              <table:table-cell office:value-type="float" office:value="0.301174874648974">
                <text:p>0.301174874648974</text:p>
              </table:table-cell>
              <table:table-cell office:value-type="float" office:value="0.349474590918965">
                <text:p>0.349474590918965</text:p>
              </table:table-cell>
              <table:table-cell office:value-type="float" office:value="0.315549667830532">
                <text:p>0.31554966783053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977">
                <text:p>48977</text:p>
              </table:table-cell>
              <table:table-cell office:value-type="float" office:value="0.288803268408103">
                <text:p>0.288803268408103</text:p>
              </table:table-cell>
              <table:table-cell office:value-type="float" office:value="0.332199633772812">
                <text:p>0.332199633772812</text:p>
              </table:table-cell>
              <table:table-cell office:value-type="float" office:value="0.316097674583445">
                <text:p>0.31609767458344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068">
                <text:p>49068</text:p>
              </table:table-cell>
              <table:table-cell office:value-type="float" office:value="0.276630894295943">
                <text:p>0.276630894295943</text:p>
              </table:table-cell>
              <table:table-cell office:value-type="float" office:value="0.335986109818013">
                <text:p>0.335986109818013</text:p>
              </table:table-cell>
              <table:table-cell office:value-type="float" office:value="0.310772814327864">
                <text:p>0.31077281432786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159">
                <text:p>49159</text:p>
              </table:table-cell>
              <table:table-cell office:value-type="float" office:value="0.289915786381385">
                <text:p>0.289915786381385</text:p>
              </table:table-cell>
              <table:table-cell office:value-type="float" office:value="0.339265090222083">
                <text:p>0.339265090222083</text:p>
              </table:table-cell>
              <table:table-cell office:value-type="float" office:value="0.27167774528051">
                <text:p>0.2716777452805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250">
                <text:p>49250</text:p>
              </table:table-cell>
              <table:table-cell office:value-type="float" office:value="0.302861008801326">
                <text:p>0.302861008801326</text:p>
              </table:table-cell>
              <table:table-cell office:value-type="float" office:value="0.33282743131627">
                <text:p>0.33282743131627</text:p>
              </table:table-cell>
              <table:table-cell office:value-type="float" office:value="0.287145443308188">
                <text:p>0.28714544330818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341">
                <text:p>49341</text:p>
              </table:table-cell>
              <table:table-cell office:value-type="float" office:value="0.297055925906637">
                <text:p>0.297055925906637</text:p>
              </table:table-cell>
              <table:table-cell office:value-type="float" office:value="0.314915288965967">
                <text:p>0.314915288965967</text:p>
              </table:table-cell>
              <table:table-cell office:value-type="float" office:value="0.282867154319683">
                <text:p>0.28286715431968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432">
                <text:p>49432</text:p>
              </table:table-cell>
              <table:table-cell office:value-type="float" office:value="0.294597710256751">
                <text:p>0.294597710256751</text:p>
              </table:table-cell>
              <table:table-cell office:value-type="float" office:value="0.306682266305754">
                <text:p>0.306682266305754</text:p>
              </table:table-cell>
              <table:table-cell office:value-type="float" office:value="0.275714678857536">
                <text:p>0.27571467885753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523">
                <text:p>49523</text:p>
              </table:table-cell>
              <table:table-cell office:value-type="float" office:value="0.308396655877313">
                <text:p>0.308396655877313</text:p>
              </table:table-cell>
              <table:table-cell office:value-type="float" office:value="0.314471632977966">
                <text:p>0.314471632977966</text:p>
              </table:table-cell>
              <table:table-cell office:value-type="float" office:value="0.271793811920517">
                <text:p>0.27179381192051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614">
                <text:p>49614</text:p>
              </table:table-cell>
              <table:table-cell office:value-type="float" office:value="0.280669375729336">
                <text:p>0.280669375729336</text:p>
              </table:table-cell>
              <table:table-cell office:value-type="float" office:value="0.301549563313103">
                <text:p>0.301549563313103</text:p>
              </table:table-cell>
              <table:table-cell office:value-type="float" office:value="0.256955308790548">
                <text:p>0.25695530879054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709">
                <text:p>49709</text:p>
              </table:table-cell>
              <table:table-cell office:value-type="float" office:value="0.275324495777886">
                <text:p>0.275324495777886</text:p>
              </table:table-cell>
              <table:table-cell office:value-type="float" office:value="0.302106231551404">
                <text:p>0.302106231551404</text:p>
              </table:table-cell>
              <table:table-cell office:value-type="float" office:value="0.246546118575456">
                <text:p>0.24654611857545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0.275748442736583">
                <text:p>0.275748442736583</text:p>
              </table:table-cell>
              <table:table-cell office:value-type="float" office:value="0.305070048665389">
                <text:p>0.305070048665389</text:p>
              </table:table-cell>
              <table:table-cell office:value-type="float" office:value="0.246595547891318">
                <text:p>0.24659554789131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891">
                <text:p>49891</text:p>
              </table:table-cell>
              <table:table-cell office:value-type="float" office:value="0.285821949111222">
                <text:p>0.285821949111222</text:p>
              </table:table-cell>
              <table:table-cell office:value-type="float" office:value="0.321050386977024">
                <text:p>0.321050386977024</text:p>
              </table:table-cell>
              <table:table-cell office:value-type="float" office:value="0.257998408407816">
                <text:p>0.2579984084078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982">
                <text:p>49982</text:p>
              </table:table-cell>
              <table:table-cell office:value-type="float" office:value="0.273729362338373">
                <text:p>0.273729362338373</text:p>
              </table:table-cell>
              <table:table-cell office:value-type="float" office:value="0.318778285631461">
                <text:p>0.318778285631461</text:p>
              </table:table-cell>
              <table:table-cell office:value-type="float" office:value="0.254664882552516">
                <text:p>0.2546648825525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073">
                <text:p>50073</text:p>
              </table:table-cell>
              <table:table-cell office:value-type="float" office:value="0.267972727358594">
                <text:p>0.267972727358594</text:p>
              </table:table-cell>
              <table:table-cell office:value-type="float" office:value="0.30908529420433">
                <text:p>0.30908529420433</text:p>
              </table:table-cell>
              <table:table-cell office:value-type="float" office:value="0.245145013364368">
                <text:p>0.24514501336436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164">
                <text:p>50164</text:p>
              </table:table-cell>
              <table:table-cell office:value-type="float" office:value="0.265751055538641">
                <text:p>0.265751055538641</text:p>
              </table:table-cell>
              <table:table-cell office:value-type="float" office:value="0.316536547943475">
                <text:p>0.316536547943475</text:p>
              </table:table-cell>
              <table:table-cell office:value-type="float" office:value="0.225316778637639">
                <text:p>0.22531677863763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255">
                <text:p>50255</text:p>
              </table:table-cell>
              <table:table-cell office:value-type="float" office:value="0.259295750881598">
                <text:p>0.259295750881598</text:p>
              </table:table-cell>
              <table:table-cell office:value-type="float" office:value="0.316666331934151">
                <text:p>0.316666331934151</text:p>
              </table:table-cell>
              <table:table-cell office:value-type="float" office:value="0.230674760001824">
                <text:p>0.23067476000182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346">
                <text:p>50346</text:p>
              </table:table-cell>
              <table:table-cell office:value-type="float" office:value="0.267860127556631">
                <text:p>0.267860127556631</text:p>
              </table:table-cell>
              <table:table-cell office:value-type="float" office:value="0.305570784996001">
                <text:p>0.305570784996001</text:p>
              </table:table-cell>
              <table:table-cell office:value-type="float" office:value="0.248900967868215">
                <text:p>0.24890096786821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437">
                <text:p>50437</text:p>
              </table:table-cell>
              <table:table-cell office:value-type="float" office:value="0.268109341116972">
                <text:p>0.268109341116972</text:p>
              </table:table-cell>
              <table:table-cell office:value-type="float" office:value="0.297769553209684">
                <text:p>0.297769553209684</text:p>
              </table:table-cell>
              <table:table-cell office:value-type="float" office:value="0.242982114756595">
                <text:p>0.24298211475659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528">
                <text:p>50528</text:p>
              </table:table-cell>
              <table:table-cell office:value-type="float" office:value="0.260013883532588">
                <text:p>0.260013883532588</text:p>
              </table:table-cell>
              <table:table-cell office:value-type="float" office:value="0.304457056572336">
                <text:p>0.304457056572336</text:p>
              </table:table-cell>
              <table:table-cell office:value-type="float" office:value="0.225120615061454">
                <text:p>0.22512061506145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619">
                <text:p>50619</text:p>
              </table:table-cell>
              <table:table-cell office:value-type="float" office:value="0.239079495093321">
                <text:p>0.239079495093321</text:p>
              </table:table-cell>
              <table:table-cell office:value-type="float" office:value="0.315770712594648">
                <text:p>0.315770712594648</text:p>
              </table:table-cell>
              <table:table-cell office:value-type="float" office:value="0.211156730234387">
                <text:p>0.21115673023438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710">
                <text:p>50710</text:p>
              </table:table-cell>
              <table:table-cell office:value-type="float" office:value="0.246937940855861">
                <text:p>0.246937940855861</text:p>
              </table:table-cell>
              <table:table-cell office:value-type="float" office:value="0.301711144741375">
                <text:p>0.301711144741375</text:p>
              </table:table-cell>
              <table:table-cell office:value-type="float" office:value="0.198412777672362">
                <text:p>0.19841277767236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805">
                <text:p>50805</text:p>
              </table:table-cell>
              <table:table-cell office:value-type="float" office:value="0.24246302592756">
                <text:p>0.24246302592756</text:p>
              </table:table-cell>
              <table:table-cell office:value-type="float" office:value="0.283637300230385">
                <text:p>0.283637300230385</text:p>
              </table:table-cell>
              <table:table-cell office:value-type="float" office:value="0.199393605104476">
                <text:p>0.19939360510447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896">
                <text:p>50896</text:p>
              </table:table-cell>
              <table:table-cell office:value-type="float" office:value="0.249795580378488">
                <text:p>0.249795580378488</text:p>
              </table:table-cell>
              <table:table-cell office:value-type="float" office:value="0.272133867482015">
                <text:p>0.272133867482015</text:p>
              </table:table-cell>
              <table:table-cell office:value-type="float" office:value="0.20577688685516">
                <text:p>0.205776886855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987">
                <text:p>50987</text:p>
              </table:table-cell>
              <table:table-cell office:value-type="float" office:value="0.245312424599338">
                <text:p>0.245312424599338</text:p>
              </table:table-cell>
              <table:table-cell office:value-type="float" office:value="0.258968732396734">
                <text:p>0.258968732396734</text:p>
              </table:table-cell>
              <table:table-cell office:value-type="float" office:value="0.198463350771129">
                <text:p>0.19846335077112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078">
                <text:p>51078</text:p>
              </table:table-cell>
              <table:table-cell office:value-type="float" office:value="0.224110640979638">
                <text:p>0.224110640979638</text:p>
              </table:table-cell>
              <table:table-cell office:value-type="float" office:value="0.266792497223308">
                <text:p>0.266792497223308</text:p>
              </table:table-cell>
              <table:table-cell office:value-type="float" office:value="0.182442925992561">
                <text:p>0.18244292599256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169">
                <text:p>51169</text:p>
              </table:table-cell>
              <table:table-cell office:value-type="float" office:value="0.232643191551068">
                <text:p>0.232643191551068</text:p>
              </table:table-cell>
              <table:table-cell office:value-type="float" office:value="0.275961774681294">
                <text:p>0.275961774681294</text:p>
              </table:table-cell>
              <table:table-cell office:value-type="float" office:value="0.192340953775875">
                <text:p>0.19234095377587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260">
                <text:p>51260</text:p>
              </table:table-cell>
              <table:table-cell office:value-type="float" office:value="0.219083506096319">
                <text:p>0.219083506096319</text:p>
              </table:table-cell>
              <table:table-cell office:value-type="float" office:value="0.293046420698352">
                <text:p>0.293046420698352</text:p>
              </table:table-cell>
              <table:table-cell office:value-type="float" office:value="0.187321700336468">
                <text:p>0.18732170033646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351">
                <text:p>51351</text:p>
              </table:table-cell>
              <table:table-cell office:value-type="float" office:value="0.214350448326195">
                <text:p>0.214350448326195</text:p>
              </table:table-cell>
              <table:table-cell office:value-type="float" office:value="0.295062161788706">
                <text:p>0.295062161788706</text:p>
              </table:table-cell>
              <table:table-cell office:value-type="float" office:value="0.170206853221207">
                <text:p>0.17020685322120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442">
                <text:p>51442</text:p>
              </table:table-cell>
              <table:table-cell office:value-type="float" office:value="0.216555700036212">
                <text:p>0.216555700036212</text:p>
              </table:table-cell>
              <table:table-cell office:value-type="float" office:value="0.283999716065512">
                <text:p>0.283999716065512</text:p>
              </table:table-cell>
              <table:table-cell office:value-type="float" office:value="0.166467449928573">
                <text:p>0.166467449928573</text:p>
              </table:table-cell>
              <table:table-cell office:value-type="float" office:value="0.316">
                <text:p>0.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